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loext:fill-use-slide-background="false" draw:textarea-horizontal-align="justify" draw:textarea-vertical-align="middle" draw:auto-grow-height="false" fo:min-height="2.808cm" fo:min-width="7.644cm" fo:padding-top="0.151cm" fo:padding-bottom="0.151cm" fo:padding-left="0.276cm" fo:padding-right="0.276cm"/>
    </style:style>
    <style:style style:name="gr2" style:family="graphic" style:parent-style-name="standard">
      <style:graphic-properties draw:textarea-horizontal-align="justify" draw:textarea-vertical-align="middle" draw:auto-grow-height="false" fo:min-height="0.149cm" fo:min-width="0cm"/>
    </style:style>
    <style:style style:name="gr3" style:family="graphic" style:parent-style-name="objectwithoutfill">
      <style:graphic-properties draw:marker-start="Arrowheads_20_1" draw:marker-end="Arrowheads_20_2" draw:fill="none" draw:textarea-vertical-align="middle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width="0.053cm" draw:marker-start-width="0.279cm" draw:marker-end="Arrowheads_20_6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marker-end="Arrowheads_20_6" draw:fill="none" draw:textarea-vertical-align="middle"/>
    </style:style>
    <style:style style:name="gr11" style:family="graphic" style:parent-style-name="standard">
      <style:graphic-properties draw:marker-end="Arrowheads_20_6" draw:textarea-vertical-align="middle"/>
    </style:style>
    <style:style style:name="gr12" style:family="graphic" style:parent-style-name="standard">
      <style:graphic-properties draw:marker-start="Arrowheads_20_6" draw:marker-end="" draw:textarea-vertical-align="middle"/>
    </style:style>
    <style:style style:name="gr1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fo:min-height="1.04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6" style:family="graphic" style:parent-style-name="standard">
      <style:graphic-properties svg:stroke-width="0.053cm" draw:marker-start-width="0.279cm" draw:marker-end-width="0.279cm" draw:fill="none" loext:fill-use-slide-background="false" draw:textarea-horizontal-align="justify" draw:textarea-vertical-align="middle" draw:auto-grow-height="false" fo:min-height="2.756cm" fo:min-width="7.592cm" fo:padding-top="0.151cm" fo:padding-bottom="0.151cm" fo:padding-left="0.276cm" fo:padding-right="0.276cm"/>
    </style:style>
    <style:style style:name="gr17" style:family="graphic">
      <style:graphic-properties style:writing-mode="lr-tb"/>
    </style:style>
    <style:style style:name="gr18" style:family="graphic" style:parent-style-name="standard">
      <style:graphic-properties svg:stroke-width="0.053cm" draw:marker-start-width="0.279cm" draw:marker-end-width="0.279cm" draw:fill="gradient" draw:fill-gradient-name="Pastel_20_Bouquet" loext:fill-use-slide-background="false" draw:textarea-horizontal-align="justify" draw:textarea-vertical-align="middle" draw:auto-grow-height="false" fo:min-height="0.991cm" fo:min-width="0.777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draw:marker-start-width="0.279cm" draw:marker-end-width="0.279cm" draw:fill="none" loext:fill-use-slide-background="false" draw:textarea-horizontal-align="justify" draw:textarea-vertical-align="middle" draw:auto-grow-height="false" fo:min-height="0.991cm" fo:min-width="0.777cm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textarea-horizontal-align="justify" draw:textarea-vertical-align="middle" draw:auto-grow-height="false" fo:min-height="1.049cm" fo:min-width="0.871cm"/>
    </style:style>
    <style:style style:name="gr22" style:family="graphic" style:parent-style-name="standard">
      <style:graphic-properties draw:fill-color="#ff0000" draw:textarea-horizontal-align="justify" draw:textarea-vertical-align="middle" draw:auto-grow-height="false" fo:min-height="0.039cm" fo:min-width="0cm"/>
    </style:style>
    <style:style style:name="gr23" style:family="graphic" style:parent-style-name="standard">
      <style:graphic-properties draw:stroke="none" svg:stroke-color="#000000" draw:fill="none" draw:fill-color="#ffffff" fo:min-height="0.568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789cm" fo:min-width="0.539cm"/>
    </style:style>
    <style:style style:name="gr25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none" draw:fill-color="#2a6099" draw:textarea-horizontal-align="justify" draw:textarea-vertical-align="middle" draw:auto-grow-height="false" fo:min-height="0.789cm" fo:min-width="0.539cm" draw:shadow="hidden"/>
    </style:style>
    <style:style style:name="gr27" style:family="graphic" style:parent-style-name="standard">
      <style:graphic-properties draw:fill-color="#b4c7dc" draw:textarea-horizontal-align="justify" draw:textarea-vertical-align="middle" draw:auto-grow-height="false" fo:min-height="1.049cm" fo:min-width="0.871cm"/>
    </style:style>
    <style:style style:name="gr28" style:family="graphic" style:parent-style-name="standard">
      <style:graphic-properties draw:fill-color="#00a933" draw:textarea-horizontal-align="justify" draw:textarea-vertical-align="middle" draw:auto-grow-height="false" fo:min-height="0.24cm" fo:min-width="0.587cm"/>
    </style:style>
    <style:style style:name="gr29" style:family="graphic" style:parent-style-name="standard">
      <style:graphic-properties draw:fill-color="#ff0000" draw:textarea-horizontal-align="justify" draw:textarea-vertical-align="middle" draw:auto-grow-height="false" fo:min-height="0.039cm" fo:min-width="0cm" draw:shadow="hidden"/>
    </style:style>
    <style:style style:name="gr3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1" style:family="graphic" style:parent-style-name="standard">
      <style:graphic-properties draw:stroke="none" draw:fill="none" fo:min-height="0.476cm"/>
      <style:paragraph-properties style:writing-mode="lr-tb"/>
    </style:style>
    <style:style style:name="gr32" style:family="graphic" style:parent-style-name="objectwithoutfill">
      <style:graphic-properties svg:stroke-width="0.053cm" draw:marker-start-width="0.279cm" draw:marker-end="Arrowheads_20_5" draw:marker-end-width="0.279cm" draw:fill="none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svg:stroke-width="0.053cm" draw:marker-start-width="0.279cm" draw:marker-end-width="0.279cm" draw:fill="none" draw:textarea-vertical-align="middle" draw:auto-grow-height="true" draw:auto-grow-width="false" fo:padding-top="0.151cm" fo:padding-bottom="0.151cm" fo:padding-left="0.276cm" fo:padding-right="0.276cm"/>
    </style:style>
    <style:style style:name="gr34" style:family="graphic" style:parent-style-name="objectwithoutfill">
      <style:graphic-properties svg:stroke-color="#ff0000" draw:marker-start="Arrowheads_20_2" draw:fill="none" draw:textarea-vertical-align="middle" draw:auto-grow-height="true" draw:auto-grow-width="false"/>
    </style:style>
    <style:style style:name="gr35" style:family="graphic" style:parent-style-name="objectwithoutfill">
      <style:graphic-properties svg:stroke-width="0.053cm" svg:stroke-color="#ff0000" draw:marker-start-width="0.279cm" draw:marker-end-width="0.279cm" draw:fill="none" draw:textarea-vertical-align="middle" draw:auto-grow-height="true" draw:auto-grow-width="false" fo:padding-top="0.151cm" fo:padding-bottom="0.151cm" fo:padding-left="0.276cm" fo:padding-right="0.276cm"/>
    </style:style>
    <style:style style:name="gr36" style:family="graphic" style:parent-style-name="standard">
      <style:graphic-properties draw:stroke="none" draw:stroke-dash="Dash_20_Dot_20_4" svg:stroke-width="0cm" svg:stroke-color="#004586" draw:stroke-linejoin="round" svg:stroke-linecap="butt" draw:fill="solid" draw:fill-color="#004586" draw:opacity="100%" draw:textarea-horizontal-align="center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draw:stroke="none" draw:stroke-dash="Dash_20_Dot_20_4" svg:stroke-width="0cm" svg:stroke-color="#004586" draw:stroke-linejoin="round" svg:stroke-linecap="butt" draw:fill="solid" draw:fill-color="#b2b2b2" draw:opacity="100%" draw:textarea-horizontal-align="center" draw:textarea-vertical-align="middle" fo:padding-top="0.165cm" fo:padding-bottom="0.165cm" fo:padding-left="0.29cm" fo:padding-right="0.29cm"/>
    </style:style>
    <style:style style:name="gr38" style:family="graphic" style:parent-style-name="objectwithoutfill">
      <style:graphic-properties draw:marker-start="Arrowheads_20_6" draw:marker-end="" draw:fill="none" draw:textarea-vertical-align="middle"/>
    </style:style>
    <style:style style:name="gr39" style:family="graphic" style:parent-style-name="objectwithoutfill">
      <style:graphic-properties draw:marker-start="" draw:marker-end="Arrowheads_20_6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fit-to-size="false" style:shrink-to-fit="false" fo:min-height="0.475cm" fo:min-width="1.83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fit-to-size="false" style:shrink-to-fit="false" fo:min-height="0.475cm" fo:min-width="3.135cm"/>
      <style:paragraph-properties style:writing-mode="lr-tb"/>
    </style:style>
    <style:style style:name="gr42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43" style:family="graphic" style:parent-style-name="standard">
      <style:graphic-properties draw:stroke="solid" svg:stroke-width="0.053cm" svg:stroke-color="#3465a4" draw:marker-start="" draw:marker-start-width="0.278cm" draw:marker-start-center="false" draw:marker-end="" draw:marker-end-width="0.278cm" draw:marker-end-center="false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.199cm" draw:shadow-offset-y="0.199cm" draw:shadow-color="#808080"/>
    </style:style>
    <style:style style:name="gr44" style:family="graphic" style:parent-style-name="standard">
      <style:graphic-properties draw:stroke="solid" svg:stroke-width="0.053cm" svg:stroke-color="#3465a4" draw:marker-start="" draw:marker-start-width="0.278cm" draw:marker-start-center="false" draw:marker-end="Arrowheads_20_7" draw:marker-end-width="0.278cm" draw:marker-end-center="false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.199cm" draw:shadow-offset-y="0.199cm" draw:shadow-color="#808080"/>
    </style:style>
    <style:style style:name="gr45" style:family="graphic" style:parent-style-name="standard">
      <style:graphic-properties draw:stroke="none" svg:stroke-color="#000000" draw:fill="none" draw:fill-color="#ffffff" fo:min-height="0.582cm"/>
      <style:paragraph-properties style:writing-mode="lr-tb"/>
    </style:style>
    <style:style style:name="gr46" style:family="graphic" style:parent-style-name="objectwithoutfill">
      <style:graphic-properties svg:stroke-width="0.053cm" svg:stroke-color="#ff0000" draw:marker-start="Arrowheads_20_1" draw:marker-start-width="0.279cm" draw:marker-end="Arrowheads_20_2" draw:marker-end-width="0.279cm" draw:fill="none" draw:textarea-vertical-align="middle" fo:padding-top="0.151cm" fo:padding-bottom="0.151cm" fo:padding-left="0.276cm" fo:padding-right="0.276cm"/>
    </style:style>
    <style:style style:name="gr47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8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637cm"/>
      <style:paragraph-properties style:writing-mode="lr-tb"/>
    </style:style>
    <style:style style:name="gr51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341cm"/>
      <style:paragraph-properties style:writing-mode="lr-tb"/>
    </style:style>
    <style:style style:name="gr52" style:family="graphic" style:parent-style-name="objectwithoutfill">
      <style:graphic-properties svg:stroke-width="0.053cm" svg:stroke-color="#ff0000" draw:marker-start-width="0.279cm" draw:marker-end="Arrowheads_20_5" draw:marker-end-width="0.279cm" draw:fill="none" draw:textarea-vertical-align="middle" fo:padding-top="0.151cm" fo:padding-bottom="0.151cm" fo:padding-left="0.276cm" fo:padding-right="0.276cm"/>
    </style:style>
    <style:style style:name="gr53" style:family="graphic" style:parent-style-name="objectwithoutfill">
      <style:graphic-properties svg:stroke-width="0.053cm" svg:stroke-color="#999999" draw:marker-start-width="0.279cm" draw:marker-end="Arrowheads_20_5" draw:marker-end-width="0.279cm" draw:fill="none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draw:fill-color="#b2b2b2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draw:fill="gradient" draw:fill-gradient-name="Pastel_20_Bouquet" draw:textarea-horizontal-align="justify" draw:textarea-vertical-align="middle" draw:auto-grow-height="false" fo:min-height="2.044cm" fo:min-width="7.048cm"/>
    </style:style>
    <style:style style:name="gr56" style:family="graphic" style:parent-style-name="standard">
      <style:graphic-properties draw:fill="gradient" draw:fill-gradient-name="Pastel_20_Bouquet" draw:textarea-horizontal-align="justify" draw:textarea-vertical-align="middle" draw:auto-grow-height="false" fo:min-height="2.257cm" fo:min-width="7.048cm"/>
    </style:style>
    <style:style style:name="gr57" style:family="graphic" style:parent-style-name="objectwithoutfill">
      <style:graphic-properties svg:stroke-width="0.053cm" draw:marker-start="Arrowheads_20_6" draw:marker-start-width="0.279cm" draw:marker-end="Arrowheads_20_5" draw:marker-end-width="0.279cm" draw:fill="none" draw:textarea-vertical-align="middle" fo:padding-top="0.151cm" fo:padding-bottom="0.151cm" fo:padding-left="0.276cm" fo:padding-right="0.276cm"/>
    </style:style>
    <style:style style:name="gr58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319cm"/>
      <style:paragraph-properties style:writing-mode="lr-tb"/>
    </style:style>
    <style:style style:name="gr59" style:family="graphic" style:parent-style-name="standard">
      <style:graphic-properties draw:fill-color="#ff0000" draw:textarea-horizontal-align="justify" draw:textarea-vertical-align="middle" draw:auto-grow-height="false" fo:min-height="0.594cm" fo:min-width="0.335cm"/>
    </style:style>
    <style:style style:name="gr60" style:family="graphic" style:parent-style-name="standard">
      <style:graphic-properties draw:fill-color="#ff0000" draw:textarea-horizontal-align="justify" draw:textarea-vertical-align="middle" draw:auto-grow-height="false" fo:min-height="0.594cm" fo:min-width="0.334cm"/>
    </style:style>
    <style:style style:name="gr61" style:family="graphic" style:parent-style-name="standard">
      <style:graphic-properties svg:stroke-width="0.053cm" draw:marker-start-width="0.279cm" draw:marker-end-width="0.279cm" draw:fill-color="#ff0000" draw:textarea-horizontal-align="justify" draw:textarea-vertical-align="middle" draw:auto-grow-height="false" fo:min-height="0.542cm" fo:min-width="0.283cm" fo:padding-top="0.151cm" fo:padding-bottom="0.151cm" fo:padding-left="0.276cm" fo:padding-right="0.276cm"/>
    </style:style>
    <style:style style:name="gr62" style:family="graphic" style:parent-style-name="standard">
      <style:graphic-properties svg:stroke-width="0.053cm" draw:marker-start-width="0.279cm" draw:marker-end-width="0.279cm" draw:fill-color="#ff6d6d" draw:textarea-horizontal-align="justify" draw:textarea-vertical-align="middle" draw:auto-grow-height="false" fo:min-height="0.542cm" fo:min-width="0.282cm" fo:padding-top="0.151cm" fo:padding-bottom="0.151cm" fo:padding-left="0.276cm" fo:padding-right="0.276cm"/>
    </style:style>
    <style:style style:name="gr63" style:family="graphic" style:parent-style-name="standard">
      <style:graphic-properties draw:textarea-horizontal-align="justify" draw:textarea-vertical-align="middle" draw:auto-grow-height="false" fo:min-height="1.049cm" fo:min-width="2.96cm"/>
    </style:style>
    <style:style style:name="gr64" style:family="graphic" style:parent-style-name="standard">
      <style:graphic-properties draw:fill-color="#b4c7dc" draw:textarea-horizontal-align="justify" draw:textarea-vertical-align="middle" draw:auto-grow-height="false" fo:min-height="1.049cm" fo:min-width="2.87cm"/>
    </style:style>
    <style:style style:name="gr65" style:family="graphic" style:parent-style-name="standard">
      <style:graphic-properties draw:fill-color="#00a933" draw:textarea-horizontal-align="justify" draw:textarea-vertical-align="middle" draw:auto-grow-height="false" fo:min-height="0.394cm" fo:min-width="3.48cm"/>
    </style:style>
    <style:style style:name="gr66" style:family="graphic" style:parent-style-name="standard">
      <style:graphic-properties draw:fill-color="#ffbf00" draw:textarea-horizontal-align="justify" draw:textarea-vertical-align="middle" draw:auto-grow-height="false" fo:min-height="1.061cm" fo:min-width="0.835cm"/>
    </style:style>
    <style:style style:name="gr67" style:family="graphic" style:parent-style-name="standard">
      <style:graphic-properties draw:fill="none" loext:fill-use-slide-background="false" draw:textarea-horizontal-align="justify" draw:textarea-vertical-align="middle" draw:auto-grow-height="false" fo:min-height="1.503cm" fo:min-width="2.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gradient" draw:fill-gradient-name="Pastel_20_Bouquet"/>
      <style:paragraph-properties fo:text-align="center"/>
    </style:style>
    <style:style style:name="P7" style:family="paragraph">
      <loext:graphic-properties draw:fill-color="#2a6099"/>
      <style:paragraph-properties fo:text-align="center"/>
    </style:style>
    <style:style style:name="P8" style:family="paragraph">
      <loext:graphic-properties draw:fill-color="#b4c7dc"/>
      <style:paragraph-properties fo:text-align="center"/>
    </style:style>
    <style:style style:name="P9" style:family="paragraph">
      <loext:graphic-properties draw:fill-color="#00a933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004586" draw:opacity="100%"/>
      <style:paragraph-properties fo:text-align="center"/>
    </style:style>
    <style:style style:name="P13" style:family="paragraph">
      <loext:graphic-properties draw:fill="solid" draw:fill-color="#b2b2b2" draw:opacity="100%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-color="#ffff00"/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font-size="8pt"/>
    </style:style>
    <style:style style:name="P18" style:family="paragraph">
      <loext:graphic-properties draw:fill="none" draw:fill-color="#ffffff"/>
      <style:text-properties fo:font-size="8pt" style:font-size-asian="12pt" style:font-size-complex="12pt"/>
    </style:style>
    <style:style style:name="P19" style:family="paragraph">
      <loext:graphic-properties draw:fill="none" draw:fill-color="#ffffff"/>
      <style:paragraph-properties fo:text-align="center"/>
      <style:text-properties fo:font-size="8pt" style:font-size-asian="12pt" style:font-size-complex="12pt"/>
    </style:style>
    <style:style style:name="P20" style:family="paragraph">
      <style:paragraph-properties fo:text-align="center"/>
      <style:text-properties fo:font-size="8pt"/>
    </style:style>
    <style:style style:name="P21" style:family="paragraph">
      <loext:graphic-properties draw:fill-color="#ff0000"/>
      <style:paragraph-properties fo:text-align="center"/>
      <style:text-properties fo:font-size="8pt"/>
    </style:style>
    <style:style style:name="P22" style:family="paragraph">
      <loext:graphic-properties draw:fill-color="#b2b2b2"/>
      <style:paragraph-properties fo:text-align="center"/>
      <style:text-properties fo:font-size="8pt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/>
      <style:text-properties fo:font-size="8pt" style:font-size-asian="12pt" style:font-size-complex="12pt"/>
    </style:style>
    <style:style style:name="P25" style:family="paragraph">
      <loext:graphic-properties draw:fill-color="#ff6d6d"/>
      <style:paragraph-properties fo:text-align="center"/>
    </style:style>
    <style:style style:name="P26" style:family="paragraph">
      <loext:graphic-properties draw:fill-color="#ffbf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144cm" svg:height="3.058cm" svg:x="2.101cm" svg:y="1.6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82cm" svg:height="0.563cm" svg:x="5.784cm" svg:y="3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704cm" svg:y1="3.208cm" svg:x2="6.704cm" svg:y2="4.09cm">
          <text:p/>
        </draw:line>
        <draw:custom-shape draw:style-name="gr4" draw:text-style-name="P3" draw:layer="layout" svg:width="0.244cm" svg:height="0.244cm" svg:x="5.373cm" svg:y="11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44cm" svg:height="0.244cm" svg:x="5.613cm" svg:y="11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44cm" svg:height="0.244cm" svg:x="5.493cm" svg:y="11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44cm" svg:height="0.244cm" svg:x="5.733cm" svg:y="11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5" draw:text-style-name="P2" draw:layer="layout" svg:width="2.102cm" svg:height="2.102cm" svg:x="4.638cm" svg:y="10.374cm" draw:kind="arc" draw:start-angle="319.85" draw:end-angle="36.61">
          <text:p/>
        </draw:circle>
        <draw:circle draw:style-name="gr5" draw:text-style-name="P2" draw:layer="layout" svg:width="2.101cm" svg:height="2.101cm" svg:x="5.419cm" svg:y="10.375cm" draw:kind="arc" draw:start-angle="319.85" draw:end-angle="36.61">
          <text:p/>
        </draw:circle>
        <draw:circle draw:style-name="gr5" draw:text-style-name="P2" draw:layer="layout" svg:width="2.101cm" svg:height="2.102cm" svg:x="6.139cm" svg:y="10.375cm" draw:kind="arc" draw:start-angle="319.85" draw:end-angle="36.61">
          <text:p/>
        </draw:circle>
        <draw:circle draw:style-name="gr5" draw:text-style-name="P2" draw:layer="layout" svg:width="2.101cm" svg:height="2.101cm" svg:x="6.859cm" svg:y="10.376cm" draw:kind="arc" draw:start-angle="319.85" draw:end-angle="36.61">
          <text:p/>
        </draw:circle>
        <draw:custom-shape draw:style-name="gr6" draw:text-style-name="P4" draw:layer="layout" svg:width="0.244cm" svg:height="0.244cm" svg:x="7.414cm" svg:y="11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44cm" svg:height="0.244cm" svg:x="8.134cm" svg:y="11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8.363cm" svg:y1="10.313cm" svg:x2="7.936cm" svg:y2="11.303cm">
          <text:p/>
        </draw:line>
        <draw:line draw:style-name="gr9" draw:text-style-name="P1" draw:layer="layout" svg:x1="7.998cm" svg:y1="10.68cm" svg:x2="8.401cm" svg:y2="10.667cm">
          <text:p/>
        </draw:line>
        <draw:line draw:style-name="gr10" draw:text-style-name="P1" draw:layer="layout" svg:x1="7.765cm" svg:y1="11.486cm" svg:x2="8.058cm" svg:y2="11.486cm">
          <text:p/>
        </draw:line>
        <draw:ellipse draw:style-name="gr11" draw:text-style-name="P2" draw:layer="layout" svg:width="2.101cm" svg:height="8.298cm" svg:x="4.959cm" svg:y="3.125cm" draw:kind="arc" draw:start-angle="319.85" draw:end-angle="36.61">
          <text:p/>
        </draw:ellipse>
        <draw:ellipse draw:style-name="gr12" draw:text-style-name="P2" draw:layer="layout" svg:width="2.101cm" svg:height="8.298cm" svg:x="5.312cm" svg:y="3.124cm" draw:kind="arc" draw:start-angle="143.38" draw:end-angle="220.16">
          <text:p/>
        </draw:ellipse>
        <draw:line draw:style-name="gr13" draw:text-style-name="P1" draw:layer="layout" svg:x1="5.198cm" svg:y1="4.403cm" svg:x2="7.224cm" svg:y2="4.422cm">
          <text:p/>
        </draw:line>
        <draw:frame draw:style-name="gr14" draw:text-style-name="P5" draw:layer="layout" svg:width="2.565cm" svg:height="1.295cm" svg:x="2.6cm" svg:y="5.648cm">
          <draw:text-box>
            <text:p text:style-name="P2"><text:span text:style-name="T1">Thermo Dynamics</text:span></text:p>
          </draw:text-box>
        </draw:frame>
        <draw:frame draw:style-name="gr14" draw:text-style-name="P5" draw:layer="layout" svg:width="2.565cm" svg:height="1.295cm" svg:x="7.501cm" svg:y="6.248cm">
          <draw:text-box>
            <text:p text:style-name="P2"><text:span text:style-name="T1">Quantum Physics</text:span></text:p>
          </draw:text-box>
        </draw:frame>
        <draw:frame draw:style-name="gr15" draw:text-style-name="P5" draw:layer="layout" svg:width="2.565cm" svg:height="0.725cm" svg:x="2.601cm" svg:y="3.249cm">
          <draw:text-box>
            <text:p><text:span text:style-name="T1">F = m a</text:span></text:p>
          </draw:text-box>
        </draw:frame>
        <draw:frame draw:style-name="gr14" draw:text-style-name="P5" draw:layer="layout" svg:width="2.565cm" svg:height="1.295cm" svg:x="2.401cm" svg:y="10.749cm">
          <draw:text-box>
            <text:p><text:span text:style-name="T1">Hydrogen</text:span></text:p>
            <text:p><text:span text:style-name="T1">Atom</text:span></text:p>
          </draw:text-box>
        </draw:frame>
        <draw:custom-shape draw:style-name="gr16" draw:text-style-name="P1" draw:layer="layout" svg:width="8.144cm" svg:height="3.058cm" svg:x="2.101cm" svg:y="10.033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1.146cm" svg:y1="1.633cm" svg:x2="11.146cm" svg:y2="13.079cm">
          <text:p/>
        </draw:line>
        <draw:frame draw:style-name="gr15" draw:text-style-name="P5" draw:layer="layout" svg:width="7.264cm" svg:height="0.725cm" svg:x="2.402cm" svg:y="1.95cm">
          <draw:text-box>
            <text:p text:style-name="P2"><text:span text:style-name="T1">Classical Mechanics</text:span></text:p>
          </draw:text-box>
        </draw:frame>
        <draw:g draw:style-name="gr17">
          <draw:custom-shape draw:style-name="gr18" draw:text-style-name="P6" draw:layer="layout" svg:width="1.329cm" svg:height="1.293cm" svg:x="15.601cm" svg:y="4.1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82cm" svg:height="0.563cm" svg:x="15.685cm" svg:y="4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1.329cm" svg:height="1.293cm" svg:x="15.201cm" svg:y="4.533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15.171cm" svg:y1="4.529cm" svg:x2="15.577cm" svg:y2="4.123cm">
            <text:p/>
          </draw:line>
          <draw:line draw:style-name="gr20" draw:text-style-name="P1" draw:layer="layout" svg:x1="16.471cm" svg:y1="4.529cm" svg:x2="16.877cm" svg:y2="4.123cm">
            <text:p/>
          </draw:line>
          <draw:line draw:style-name="gr20" draw:text-style-name="P1" draw:layer="layout" svg:x1="16.471cm" svg:y1="5.829cm" svg:x2="16.877cm" svg:y2="5.423cm">
            <text:p/>
          </draw:line>
          <draw:line draw:style-name="gr20" draw:text-style-name="P1" draw:layer="layout" svg:x1="15.171cm" svg:y1="5.829cm" svg:x2="15.577cm" svg:y2="5.423cm">
            <text:p/>
          </draw:line>
        </draw:g>
        <draw:g draw:style-name="gr17">
          <draw:custom-shape draw:style-name="gr21" draw:text-style-name="P2" draw:layer="layout" svg:width="1.371cm" svg:height="1.299cm" svg:x="15.596cm" svg:y="7.3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4" draw:layer="layout" svg:width="0.407cm" svg:height="0.407cm" svg:x="14.26cm" svg:y="8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4.646cm" svg:y1="8.407cm" svg:x2="15.135cm" svg:y2="8.407cm">
            <text:p/>
          </draw:line>
          <draw:custom-shape draw:style-name="gr22" draw:text-style-name="P4" draw:layer="layout" svg:width="0.407cm" svg:height="0.407cm" svg:x="18.36cm" svg:y="8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8.846cm" svg:y1="8.407cm" svg:x2="19.335cm" svg:y2="8.407cm">
            <text:p/>
          </draw:line>
          <draw:custom-shape draw:style-name="gr22" draw:text-style-name="P4" draw:layer="layout" svg:width="0.407cm" svg:height="0.407cm" svg:x="17.36cm" svg:y="8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4" draw:layer="layout" svg:width="0.407cm" svg:height="0.407cm" svg:x="15.76cm" svg:y="8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4" draw:layer="layout" svg:width="0.407cm" svg:height="0.407cm" svg:x="13.16cm" svg:y="8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5" draw:layer="layout" svg:width="4.786cm" svg:height="0.818cm" svg:x="11.755cm" svg:y="9.942cm">
            <draw:text-box>
              <text:p><text:span text:style-name="T1">Particle Detector</text:span></text:p>
            </draw:text-box>
          </draw:frame>
          <draw:custom-shape draw:style-name="gr22" draw:text-style-name="P4" draw:layer="layout" svg:width="0.407cm" svg:height="0.407cm" svg:x="11.86cm" svg:y="8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17">
            <draw:custom-shape draw:style-name="gr24" draw:text-style-name="P2" draw:layer="layout" svg:width="1.467cm" svg:height="1.467cm" svg:x="15.7cm" svg:y="9.5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5" draw:text-style-name="P1" draw:layer="layout" svg:x1="16.037cm" svg:y1="9.874cm" svg:x2="16.469cm" svg:y2="10.572cm">
              <text:p/>
            </draw:line>
            <draw:path draw:style-name="gr26" draw:text-style-name="P7" draw:layer="layout" svg:width="1.357cm" svg:height="0.767cm" svg:x="15.712cm" svg:y="10.236cm" svg:viewBox="0 0 1358 768" svg:d="M0 479c15-38 33-76 54-112 65-112 160-204 273-269 114-64 243-98 374-98s260 34 374 98c113 65 207 157 273 269 4 6 7 12 10 18-3 5-6 11-9 16-65 112-160 204-273 269-114 64-243 98-374 98s-260-34-374-98c-113-65-208-157-273-269-4-6-7-11-10-17-17 31-32 63-44 96z">
              <text:p/>
            </draw:path>
          </draw:g>
          <draw:line draw:style-name="gr9" draw:text-style-name="P1" draw:layer="layout" svg:x1="15.812cm" svg:y1="8.665cm" svg:x2="15.812cm" svg:y2="9.843cm">
            <text:p/>
          </draw:line>
          <draw:line draw:style-name="gr9" draw:text-style-name="P1" draw:layer="layout" svg:x1="17.012cm" svg:y1="8.665cm" svg:x2="17.012cm" svg:y2="9.843cm">
            <text:p/>
          </draw:line>
          <draw:custom-shape draw:style-name="gr27" draw:text-style-name="P8" draw:layer="layout" svg:width="1.371cm" svg:height="1.299cm" svg:x="16.044cm" svg:y="7.6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9" draw:layer="layout" svg:width="2.057cm" svg:height="0.926cm" draw:transform="rotate (-1.5707963267949) translate (20.552cm 7.378cm)">
            <text:p/>
            <draw:enhanced-geometry svg:viewBox="0 0 21600 21600" draw:mirror-horizontal="false" draw:glue-points="?f6 0 10800 ?f8 ?f11 10800 ?f9 21600 10800 ?f10 ?f5 10800" draw:text-areas="?f3 ?f3 ?f4 ?f4" draw:type="parallelogram" draw:modifiers="8037.5074183976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ath draw:style-name="gr29" draw:text-style-name="P4" draw:layer="layout" svg:width="0.19cm" svg:height="0.406cm" svg:x="19.759cm" svg:y="8.216cm" svg:viewBox="0 0 191 407" svg:d="M191 407c-31-2-62-11-89-27-31-18-57-43-75-74s-27-67-27-102c0-36 9-71 27-102s44-57 75-75c27-16 58-25 89-27z">
            <text:p/>
          </draw:path>
        </draw:g>
        <draw:frame draw:style-name="gr30" draw:text-style-name="P10" draw:layer="layout" svg:width="0.733cm" svg:height="1.673cm" svg:x="17.222cm" svg:y="3.992cm">
          <draw:text-box>
            <text:p><text:span text:style-name="T2">}</text:span></text:p>
          </draw:text-box>
        </draw:frame>
        <draw:frame draw:style-name="gr31" draw:text-style-name="P11" draw:layer="layout" svg:width="1.493cm" svg:height="0.726cm" svg:x="17.894cm" svg:y="4.543cm">
          <draw:text-box>
            <text:p><text:span text:style-name="T1">h-bar</text:span></text:p>
          </draw:text-box>
        </draw:frame>
        <draw:line draw:style-name="gr9" draw:text-style-name="P1" draw:layer="layout" svg:x1="21.346cm" svg:y1="1.633cm" svg:x2="21.346cm" svg:y2="13.079cm">
          <text:p/>
        </draw:line>
        <draw:frame draw:style-name="gr15" draw:text-style-name="P5" draw:layer="layout" svg:width="5.883cm" svg:height="0.725cm" svg:x="22.302cm" svg:y="2.151cm">
          <draw:text-box>
            <text:p><text:span text:style-name="T1">Schroedinger’s Equation</text:span></text:p>
          </draw:text-box>
        </draw:frame>
        <draw:g>
          <draw:line draw:style-name="gr32" draw:text-style-name="P1" draw:layer="layout" svg:x1="22.519cm" svg:y1="5.43cm" svg:x2="25.235cm" svg:y2="5.417cm">
            <text:p/>
          </draw:line>
          <draw:line draw:style-name="gr9" draw:text-style-name="P1" draw:layer="layout" svg:x1="25.165cm" svg:y1="3.45cm" svg:x2="25.165cm" svg:y2="5.158cm">
            <text:p/>
          </draw:line>
          <draw:circle draw:style-name="gr5" draw:text-style-name="P2" draw:layer="layout" svg:width="1.184cm" svg:height="1.184cm" svg:x="24.558cm" svg:y="4.801cm" draw:kind="arc" draw:start-angle="272.81" draw:end-angle="92.17">
            <text:p/>
          </draw:circle>
          <draw:circle draw:style-name="gr5" draw:text-style-name="P2" draw:layer="layout" svg:width="2.009cm" svg:height="2.009cm" svg:x="24.162cm" svg:y="4.401cm" draw:kind="arc" draw:start-angle="272.81" draw:end-angle="92.17">
            <text:p/>
          </draw:circle>
          <draw:circle draw:style-name="gr5" draw:text-style-name="P2" draw:layer="layout" svg:width="2.868cm" svg:height="2.867cm" svg:x="23.75cm" svg:y="4.001cm" draw:kind="arc" draw:start-angle="272.81" draw:end-angle="92.17">
            <text:p/>
          </draw:circle>
          <draw:ellipse draw:style-name="gr5" draw:text-style-name="P2" draw:layer="layout" svg:width="3.725cm" svg:height="3.724cm" svg:x="23.338cm" svg:y="3.602cm" draw:kind="arc" draw:start-angle="272.81" draw:end-angle="92.17">
            <text:p/>
          </draw:ellipse>
          <draw:line draw:style-name="gr9" draw:text-style-name="P1" draw:layer="layout" svg:x1="25.166cm" svg:y1="5.584cm" svg:x2="25.166cm" svg:y2="6.358cm">
            <text:p/>
          </draw:line>
          <draw:line draw:style-name="gr9" draw:text-style-name="P1" draw:layer="layout" svg:x1="25.166cm" svg:y1="6.95cm" svg:x2="25.166cm" svg:y2="8.658cm">
            <text:p/>
          </draw:line>
          <draw:circle draw:style-name="gr5" draw:text-style-name="P2" draw:layer="layout" svg:width="1.184cm" svg:height="1.184cm" svg:x="24.559cm" svg:y="6.001cm" draw:kind="arc" draw:start-angle="272.81" draw:end-angle="92.17">
            <text:p/>
          </draw:circle>
          <draw:circle draw:style-name="gr5" draw:text-style-name="P2" draw:layer="layout" svg:width="2.009cm" svg:height="2.009cm" svg:x="24.163cm" svg:y="5.601cm" draw:kind="arc" draw:start-angle="272.81" draw:end-angle="92.17">
            <text:p/>
          </draw:circle>
          <draw:circle draw:style-name="gr5" draw:text-style-name="P2" draw:layer="layout" svg:width="2.868cm" svg:height="2.867cm" svg:x="23.751cm" svg:y="5.201cm" draw:kind="arc" draw:start-angle="272.81" draw:end-angle="92.17">
            <text:p/>
          </draw:circle>
          <draw:ellipse draw:style-name="gr5" draw:text-style-name="P2" draw:layer="layout" svg:width="3.725cm" svg:height="3.724cm" svg:x="23.339cm" svg:y="4.802cm" draw:kind="arc" draw:start-angle="272.81" draw:end-angle="92.17">
            <text:p/>
          </draw:ellipse>
          <draw:line draw:style-name="gr32" draw:text-style-name="P1" draw:layer="layout" svg:x1="22.506cm" svg:y1="6.626cm" svg:x2="25.222cm" svg:y2="6.613cm">
            <text:p/>
          </draw:line>
          <draw:line draw:style-name="gr9" draw:text-style-name="P1" draw:layer="layout" svg:x1="23.853cm" svg:y1="4.884cm" svg:x2="23.853cm" svg:y2="7.552cm">
            <text:p/>
          </draw:line>
          <draw:line draw:style-name="gr9" draw:text-style-name="P1" draw:layer="layout" svg:x1="23.553cm" svg:y1="4.886cm" svg:x2="23.553cm" svg:y2="7.554cm">
            <text:p/>
          </draw:line>
          <draw:line draw:style-name="gr9" draw:text-style-name="P1" draw:layer="layout" svg:x1="23.253cm" svg:y1="4.886cm" svg:x2="23.253cm" svg:y2="7.554cm">
            <text:p/>
          </draw:line>
          <draw:line draw:style-name="gr9" draw:text-style-name="P1" draw:layer="layout" svg:x1="22.953cm" svg:y1="4.888cm" svg:x2="22.953cm" svg:y2="7.556cm">
            <text:p/>
          </draw:line>
          <draw:line draw:style-name="gr33" draw:text-style-name="P1" draw:layer="layout" svg:x1="27.103cm" svg:y1="3.535cm" svg:x2="27.103cm" svg:y2="8.61cm">
            <text:p/>
          </draw:line>
          <draw:line draw:style-name="gr34" draw:text-style-name="P1" draw:layer="layout" svg:x1="27.119cm" svg:y1="5.363cm" svg:x2="27.528cm" svg:y2="5.363cm">
            <text:p/>
          </draw:line>
          <draw:line draw:style-name="gr34" draw:text-style-name="P1" draw:layer="layout" svg:x1="27.12cm" svg:y1="6.763cm" svg:x2="27.529cm" svg:y2="6.763cm">
            <text:p/>
          </draw:line>
          <draw:line draw:style-name="gr35" draw:text-style-name="P1" draw:layer="layout" svg:x1="25.243cm" svg:y1="6.614cm" svg:x2="27.119cm" svg:y2="5.315cm">
            <text:p/>
          </draw:line>
          <draw:line draw:style-name="gr35" draw:text-style-name="P1" draw:layer="layout" svg:x1="25.171cm" svg:y1="5.435cm" svg:x2="27.119cm" svg:y2="5.316cm">
            <text:p/>
          </draw:line>
        </draw:g>
        <draw:path draw:style-name="gr36" draw:text-style-name="P12" draw:layer="layout" svg:width="1.871cm" svg:height="0.413cm" draw:transform="rotate (-3.14159265358979) translate (26.2418246598689cm 11.4118284020453cm)" svg:viewBox="0 0 1872 414" svg:d="M0 414l3-2 11-7 10-7 11-7 10-7 11-7 10-7 10-7 10-7 11-7 10-7 10-7 11-7 10-7 11-6 10-7 10-7 11-7 10-6 10-7 10-6 11-7 10-7 11-6 10-6 10-7 11-6 10-7 11-6 10-6 10-6 11-6 10-6 10-6 11-6 10-5 11-6 10-6 10-5 10-6 11-5 10-6 10-5 10-5 11-5 10-5 10-5 11-5 10-5 10-4 10-5 11-4 10-4 11-5 10-4 10-4 11-4 10-4 10-3 10-4 10-3 10-4 11-3 10-3 10-3 10-3 11-3 10-3 10-2 10-3 10-3 10-2 10-2 11-2 10-2 10-2 10-2 10-1 10-2 10-1 10-1 11-2 10-1 10-1h10l10-1h10l10-1h10 10 10 10 10 10l10 1h10l10 1h10l10 1 11 1 9 2 10 1 11 1 10 2 10 1 10 2 11 2 9 2 10 2 10 2 11 2 10 3 10 3 10 2 11 3 10 3 10 3 10 3 10 3 10 3 10 4 11 3 10 4 10 3 10 4 11 4 10 4 10 4 11 5 10 4 10 4 11 5 10 4 10 5 11 5 10 5 10 5 10 5 11 5 10 5 11 6 10 5 10 6 10 5 11 6 10 6 10 5 11 6 10 6 10 6 10 6 11 6 10 6 11 6 10 7 11 6 10 7 10 6 10 6 11 7 10 7 11 6 10 7 11 6 10 7 10 7 10 7 11 6 10 7 10 7 11 7 10 7 11 7 10 7 10 7 11 7 10 7 10 7 11 7 10 7 10 7 11-3 11-3-10-7-11-8-10-6-11-8-10-6-10-8-10-6-11-8-10-6-11-7-10-7-11-7-10-7-10-7-10-7-11-7-10-6h-1l-10-7-10-7-11-6-10-7-10-7-11-6-10-7-11-6-10-6-10-6-11-7-11-6-10-6-10-6-11-6-10-6-10-6-11-6-10-6c-1 0-1 0-1 0l-10-5-10-6-10-5-11-6-10-6c-1 0-1 0-1 0l-10-5-10-5-11-5-10-5-11-5-10-5-11-5-10-5-10-4h-1l-10-4c0-1 0-1 0-1l-11-4-10-4-11-4v-1l-10-4-11-4-10-4h-1l-10-3-10-4-11-4-10-3-11-4-10-3-11-3-11-3-10-3-10-3-11-3h-1l-10-2-10-3-11-2-11-3-10-2-10-2c-1 0-1 0-1 0l-10-2-11-1-10-2c-1 0-1 0-1 0l-11-2-10-1-11-2-11-1-10-1-11-1-11-1-10-1c-1 0-1 0-1 0h-10l-11-1h-10-11-1-10-10c-1 0-1 0-1 0h-10-11-1l-10 1h-10-1l-10 1-11 1-11 1-10 1h-1l-10 1-10 2-11 1-11 2h-1l-10 2-10 1-11 2h-1l-10 2-10 2-11 3-11 2-10 3-11 2-10 3-11 3-11 3-10 3-11 3-10 3-11 4-10 3-11 4-10 4-11 3-10 4-11 4-10 4c0 1 0 1 0 1l-11 4-10 4-11 4v1l-10 4-11 4-10 5h-1l-10 5-10 5-11 5-10 5-10 5c-1 0-1 0-1 0l-10 5-10 5c-1 0-1 0-1 0l-10 6-10 6-11 5-10 6-11 5-10 6-11 6-10 6-10 6-11 6-10 6-11 6-10 6-10 7-11 6-10 6h-1l-10 6-10 7-11 6-10 7-10 7-11 6-10 7-11 7-10 6-10 7-11 7-10 7-10 7h-1l-10 7-11 7-10 7-10 6-10 8-11 6-10 8-11 6-10 8-10 6-3 2z">
          <text:p/>
        </draw:path>
        <draw:path draw:style-name="gr37" draw:text-style-name="P13" draw:layer="layout" svg:width="1.871cm" svg:height="0.413cm" svg:x="24.37cm" svg:y="10.601cm" svg:viewBox="0 0 1872 414" svg:d="M1872 414l-3-2-11-7-10-7-11-7-10-7-10-7-11-7-10-7-10-7-11-7-10-7-10-7-11-7-10-7-11-6-10-7-10-7-11-7-10-6-10-7-10-6-11-7-10-7-11-6-10-6-10-7-11-6-10-7-10-6-11-6-10-6-11-6-10-6-10-6-11-6-10-5-10-6-11-6-10-5-10-6-11-5-10-6-10-5-10-5-11-5-10-5-10-5-10-5-11-5-10-4-10-5-11-4-10-4-11-5-10-4-10-4-10-4-11-4-10-3-10-4-10-3-10-4-10-3-11-3-10-3-10-3-11-3-10-3-10-2-10-3-10-3-10-2-10-2-10-2-11-2-10-2-10-2-10-1-10-2-10-1-10-1-11-2-10-1-10-1h-9l-11-1h-10l-10-1h-10-10-10-10-10-10l-10 1h-10l-10 1h-10l-10 1-10 1-10 2-10 1-11 1-10 2-10 1-10 2-10 2-10 2-10 2-10 2-11 2-10 3-10 3-10 2-10 3-11 3-10 3-10 3-10 3-10 3-10 4-11 3-10 4-10 3-10 4-11 4-10 4-10 4-11 5-10 4-10 4-10 5-11 4-10 5-11 5-10 5-10 5-10 5-11 5-10 5-10 6-11 5-10 6-10 5-11 6-10 6-10 5-11 6-10 6-10 6-10 6-11 6-10 6-10 6-11 7-11 6-10 7-10 6-10 6-11 7-10 7-11 6-10 7-10 6-11 7-10 7-10 7-11 6-10 7-10 7-10 7c-1 0-1 0-1 0l-10 7-11 7-10 7-10 7-11 7-10 7-10 7-11 7-10 7-10 7-11-3-11-3 10-7 11-8 10-6 11-8 10-6 10-8 10-6 11-8 10-6 11-7 10-7 11-7 10-7 10-7 10-7 11-7 11-6 10-7 10-7 11-6 10-7 10-7 11-6 10-7 11-6 10-6 11-6 10-7 11-6 10-6 10-6 11-6 10-6 10-6 11-6 11-6 10-5 10-6 10-5h1l10-6 10-6c1 0 1 0 1 0l10-5 10-5 11-5 10-5 11-5 10-5 11-5 10-5 10-4c1 0 1 0 1 0l10-4c0-1 0-1 0-1l11-4 10-4 11-4v-1l10-4 11-4 10-4h1l10-3 10-4 11-4 10-3 11-4 10-3 11-3 11-3 10-3 10-3 11-3h1l10-2 10-3 11-2 11-3 10-2 11-2 10-2 11-1 10-2c1 0 1 0 1 0l11-2 10-1 11-2 11-1 10-1 11-1 11-1 10-1c1 0 1 0 1 0h10l11-1h10 11 1 10 10c1 0 1 0 1 0h10 11 1l10 1h10 1l10 1 11 1 11 1 10 1h1l10 1 10 2 11 1 11 2h1l10 2 10 1 11 2h1l10 2 11 2 10 3 11 2 10 3 11 2 10 3 11 3 11 3 10 3 11 3 10 3 11 4 10 3 11 4 10 4 11 3 10 4 11 4 10 4c0 1 0 1 0 1l11 4 10 4 11 4v1l10 4 11 4 10 5h1l10 5 10 5 11 5 10 5 11 5 10 5 11 5 10 6 10 6 11 5 10 6 11 5 10 6 11 6 10 6 10 6 11 6 10 6 11 6 10 6 10 7 11 6 10 6c1 0 1 0 1 0l10 6 10 7 11 6 10 7 10 7 11 6 11 7 10 7 10 6 10 7 11 7 10 7 11 7 10 7 11 7 10 7 10 6 10 8 11 6 10 8 11 6 10 8 11 6 2 2z">
          <text:p/>
        </draw:path>
        <draw:path draw:style-name="gr36" draw:text-style-name="P12" draw:layer="layout" svg:width="1.871cm" svg:height="0.413cm" svg:x="22.519cm" svg:y="10.601cm" svg:viewBox="0 0 1872 414" svg:d="M1872 414l-3-2-11-7-10-7-11-7-10-7-10-7-11-7-10-7-10-7-11-7-10-7-10-7-11-7-10-7-11-6-10-7-10-7-11-7-10-6-10-7-10-6-11-7-10-7-11-6-10-6-10-7-11-6-10-7-10-6-11-6-10-6-11-6-10-6-10-6-11-6-10-5-10-6-11-6-10-5-10-6-11-5-10-6-10-5-10-5-11-5-10-5-10-5-10-5-11-5-10-4-10-5-11-4-10-4-11-5-10-4-10-4-10-4-11-4-10-3-10-4-10-3-10-4-10-3-11-3-10-3-10-3-11-3-10-3-10-2-10-3-10-3-10-2-10-2-10-2-11-2-10-2-10-2-10-1-10-2-10-1-10-1-11-2-10-1-10-1h-9l-11-1h-10l-10-1h-10-10-10-10-10-10l-10 1h-10l-10 1h-10l-10 1-10 1-10 2-10 1-11 1-10 2-10 1-10 2-10 2-10 2-10 2-10 2-11 2-10 3-10 3-10 2-10 3-11 3-10 3-10 3-10 3-10 3-10 4-11 3-10 4-10 3-10 4-11 4-10 4-10 4-11 5-10 4-10 4-10 5-11 4-10 5-11 5-10 5-10 5-10 5-11 5-10 5-10 6-11 5-10 6-10 5-11 6-10 6-10 5-11 6-10 6-10 6-10 6-11 6-10 6-10 6-11 7-11 6-10 7-10 6-10 6-11 7-10 7-11 6-10 7-10 6-11 7-10 7-10 7-11 6-10 7-10 7-10 7c-1 0-1 0-1 0l-10 7-11 7-10 7-10 7-11 7-10 7-10 7-11 7-10 7-10 7-11-3-11-3 10-7 11-8 10-6 11-8 10-6 10-8 10-6 11-8 10-6 11-7 10-7 11-7 10-7 10-7 10-7 11-7 11-6 10-7 10-7 11-6 10-7 10-7 11-6 10-7 11-6 10-6 11-6 10-7 11-6 10-6 10-6 11-6 10-6 10-6 11-6 11-6 10-5 10-6 10-5h1l10-6 10-6c1 0 1 0 1 0l10-5 10-5 11-5 10-5 11-5 10-5 11-5 10-5 10-4c1 0 1 0 1 0l10-4c0-1 0-1 0-1l11-4 10-4 11-4v-1l10-4 11-4 10-4h1l10-3 10-4 11-4 10-3 11-4 10-3 11-3 11-3 10-3 10-3 11-3h1l10-2 10-3 11-2 11-3 10-2 11-2 10-2 11-1 10-2c1 0 1 0 1 0l11-2 10-1 11-2 11-1 10-1 11-1 11-1 10-1c1 0 1 0 1 0h10l11-1h10 11 1 10 10c1 0 1 0 1 0h10 11 1l10 1h10 1l10 1 11 1 11 1 10 1h1l10 1 10 2 11 1 11 2h1l10 2 10 1 11 2h1l10 2 11 2 10 3 11 2 10 3 11 2 10 3 11 3 11 3 10 3 11 3 10 3 11 4 10 3 11 4 10 4 11 3 10 4 11 4 10 4c0 1 0 1 0 1l11 4 10 4 11 4v1l10 4 11 4 10 5h1l10 5 10 5 11 5 10 5 11 5 10 5 11 5 10 6 10 6 11 5 10 6 11 5 10 6 11 6 10 6 10 6 11 6 10 6 11 6 10 6 10 7 11 6 10 6c1 0 1 0 1 0l10 6 10 7 11 6 10 7 10 7 11 6 11 7 10 7 10 6 10 7 11 7 10 7 11 7 10 7 11 7 10 7 10 6 10 8 11 6 10 8 11 6 10 8 11 6 2 2z">
          <text:p/>
        </draw:path>
        <draw:path draw:style-name="gr37" draw:text-style-name="P13" draw:layer="layout" svg:width="1.871cm" svg:height="0.413cm" draw:transform="rotate (-3.14159265358979) translate (24.3911406952485cm 11.4119750708032cm)" svg:viewBox="0 0 1872 414" svg:d="M0 414l3-2 11-7 10-7 11-7 10-7 11-7 10-7 10-7 10-7 11-7 10-7 10-7 11-7 10-7 11-6 10-7 10-7 11-7 10-6 10-7 10-6 11-7 10-7 11-6 10-6 10-7 11-6 10-7 11-6 10-6 10-6 11-6 10-6 10-6 11-6 10-5 11-6 10-6 10-5 10-6 11-5 10-6 10-5 10-5 11-5 10-5 10-5 11-5 10-5 10-4 10-5 11-4 10-4 11-5 10-4 10-4 11-4 10-4 10-3 10-4 10-3 10-4 11-3 10-3 10-3 10-3 11-3 10-3 10-2 10-3 10-3 10-2 10-2 11-2 10-2 10-2 10-2 10-1 10-2 10-1 10-1 11-2 10-1 10-1h10l10-1h10l10-1h10 10 10 10 10 10l10 1h10l10 1h10l10 1 11 1 9 2 10 1 11 1 10 2 10 1 10 2 11 2 9 2 10 2 10 2 11 2 10 3 10 3 10 2 11 3 10 3 10 3 10 3 10 3 10 3 10 4 11 3 10 4 10 3 10 4 11 4 10 4 10 4 11 5 10 4 10 4 11 5 10 4 10 5 11 5 10 5 10 5 10 5 11 5 10 5 11 6 10 5 10 6 10 5 11 6 10 6 10 5 11 6 10 6 10 6 10 6 11 6 10 6 11 6 10 7 11 6 10 7 10 6 10 6 11 7 10 7 11 6 10 7 11 6 10 7 10 7 10 7 11 6 10 7 10 7 11 7 10 7 11 7 10 7 10 7 11 7 10 7 10 7 11 7 10 7 10 7 11-3 11-3-10-7-11-8-10-6-11-8-10-6-10-8-10-6-11-8-10-6-11-7-10-7-11-7-10-7-10-7-10-7-11-7-10-6h-1l-10-7-10-7-11-6-10-7-10-7-11-6-10-7-11-6-10-6-10-6-11-7-11-6-10-6-10-6-11-6-10-6-10-6-11-6-10-6c-1 0-1 0-1 0l-10-5-10-6-10-5-11-6-10-6c-1 0-1 0-1 0l-10-5-10-5-11-5-10-5-11-5-10-5-11-5-10-5-10-4h-1l-10-4c0-1 0-1 0-1l-11-4-10-4-11-4v-1l-10-4-11-4-10-4h-1l-10-3-10-4-11-4-10-3-11-4-10-3-11-3-11-3-10-3-10-3-11-3h-1l-10-2-10-3-11-2-11-3-10-2-10-2c-1 0-1 0-1 0l-10-2-11-1-10-2c-1 0-1 0-1 0l-11-2-10-1-11-2-11-1-10-1-11-1-11-1-10-1c-1 0-1 0-1 0h-10l-11-1h-10-11-1-10-10c-1 0-1 0-1 0h-10-11-1l-10 1h-10-1l-10 1-11 1-11 1-10 1h-1l-10 1-10 2-11 1-11 2h-1l-10 2-10 1-11 2h-1l-10 2-10 2-11 3-11 2-10 3-11 2-10 3-11 3-11 3-10 3-11 3-10 3-11 4-10 3-11 4-10 4-11 3-10 4-11 4-10 4c0 1 0 1 0 1l-11 4-10 4-11 4v1l-10 4-11 4-10 5h-1l-10 5-10 5-11 5-10 5-10 5c-1 0-1 0-1 0l-10 5-10 5c-1 0-1 0-1 0l-10 6-10 6-11 5-10 6-11 5-10 6-11 6-10 6-10 6-11 6-10 6-11 6-10 6-10 7-11 6-10 6h-1l-10 6-10 7-11 6-10 7-10 7-11 6-10 7-11 7-10 6-10 7-11 7-10 7-10 7h-1l-10 7-11 7-10 7-10 6-10 8-11 6-10 8-11 6-10 8-10 6-3 2z">
          <text:p/>
        </draw:path>
        <draw:path draw:style-name="gr36" draw:text-style-name="P12" draw:layer="layout" svg:width="1.871cm" svg:height="0.413cm" svg:x="26.221cm" svg:y="10.601cm" svg:viewBox="0 0 1872 414" svg:d="M1872 414l-3-2-11-7-10-7-11-7-10-7-10-7-11-7-10-7-10-7-11-7-10-7-10-7-11-7-10-7-11-6-10-7-10-7-11-7-10-6-10-7-10-6-11-7-10-7-11-6-10-6-10-7-11-6-10-7-10-6-11-6-10-6-11-6-10-6-10-6-11-6-10-5-10-6-11-6-10-5-10-6-11-5-10-6-10-5-10-5-11-5-10-5-10-5-10-5-11-5-10-4-10-5-11-4-10-4-11-5-10-4-10-4-10-4-11-4-10-3-10-4-10-3-10-4-10-3-11-3-10-3-10-3-11-3-10-3-10-2-10-3-10-3-10-2-10-2-10-2-11-2-10-2-10-2-10-1-10-2-10-1-10-1-11-2-10-1-10-1h-9l-11-1h-10l-10-1h-10-10-10-10-10-10l-10 1h-10l-10 1h-10l-10 1-10 1-10 2-10 1-11 1-10 2-10 1-10 2-10 2-10 2-10 2-10 2-11 2-10 3-10 3-10 2-10 3-11 3-10 3-10 3-10 3-10 3-10 4-11 3-10 4-10 3-10 4-11 4-10 4-10 4-11 5-10 4-10 4-10 5-11 4-10 5-11 5-10 5-10 5-10 5-11 5-10 5-10 6-11 5-10 6-10 5-11 6-10 6-10 5-11 6-10 6-10 6-10 6-11 6-10 6-10 6-11 7-11 6-10 7-10 6-10 6-11 7-10 7-11 6-10 7-10 6-11 7-10 7-10 7-11 6-10 7-10 7-10 7c-1 0-1 0-1 0l-10 7-11 7-10 7-10 7-11 7-10 7-10 7-11 7-10 7-10 7-11-3-11-3 10-7 11-8 10-6 11-8 10-6 10-8 10-6 11-8 10-6 11-7 10-7 11-7 10-7 10-7 10-7 11-7 11-6 10-7 10-7 11-6 10-7 10-7 11-6 10-7 11-6 10-6 11-6 10-7 11-6 10-6 10-6 11-6 10-6 10-6 11-6 11-6 10-5 10-6 10-5h1l10-6 10-6c1 0 1 0 1 0l10-5 10-5 11-5 10-5 11-5 10-5 11-5 10-5 10-4c1 0 1 0 1 0l10-4c0-1 0-1 0-1l11-4 10-4 11-4v-1l10-4 11-4 10-4h1l10-3 10-4 11-4 10-3 11-4 10-3 11-3 11-3 10-3 10-3 11-3h1l10-2 10-3 11-2 11-3 10-2 11-2 10-2 11-1 10-2c1 0 1 0 1 0l11-2 10-1 11-2 11-1 10-1 11-1 11-1 10-1c1 0 1 0 1 0h10l11-1h10 11 1 10 10c1 0 1 0 1 0h10 11 1l10 1h10 1l10 1 11 1 11 1 10 1h1l10 1 10 2 11 1 11 2h1l10 2 10 1 11 2h1l10 2 11 2 10 3 11 2 10 3 11 2 10 3 11 3 11 3 10 3 11 3 10 3 11 4 10 3 11 4 10 4 11 3 10 4 11 4 10 4c0 1 0 1 0 1l11 4 10 4 11 4v1l10 4 11 4 10 5h1l10 5 10 5 11 5 10 5 11 5 10 5 11 5 10 6 10 6 11 5 10 6 11 5 10 6 11 6 10 6 10 6 11 6 10 6 11 6 10 6 10 7 11 6 10 6c1 0 1 0 1 0l10 6 10 7 11 6 10 7 10 7 11 6 11 7 10 7 10 6 10 7 11 7 10 7 11 7 10 7 11 7 10 7 10 6 10 8 11 6 10 8 11 6 10 8 11 6 2 2z">
          <text:p/>
        </draw:path>
        <draw:path draw:style-name="gr37" draw:text-style-name="P13" draw:layer="layout" svg:width="1.871cm" svg:height="0.413cm" draw:transform="rotate (-3.14159265358979) translate (28.093cm 11.4119750708032cm)" svg:viewBox="0 0 1872 414" svg:d="M0 414l3-2 11-7 10-7 11-7 10-7 11-7 10-7 10-7 10-7 11-7 10-7 10-7 11-7 10-7 11-6 10-7 10-7 11-7 10-6 10-7 10-6 11-7 10-7 11-6 10-6 10-7 11-6 10-7 11-6 10-6 10-6 11-6 10-6 10-6 11-6 10-5 11-6 10-6 10-5 10-6 11-5 10-6 10-5 10-5 11-5 10-5 10-5 11-5 10-5 10-4 10-5 11-4 10-4 11-5 10-4 10-4 11-4 10-4 10-3 10-4 10-3 10-4 11-3 10-3 10-3 10-3 11-3 10-3 10-2 10-3 10-3 10-2 10-2 11-2 10-2 10-2 10-2 10-1 10-2 10-1 10-1 11-2 10-1 10-1h10l10-1h10l10-1h10 10 10 10 10 10l10 1h10l10 1h10l10 1 11 1 9 2 10 1 11 1 10 2 10 1 10 2 11 2 9 2 10 2 10 2 11 2 10 3 10 3 10 2 11 3 10 3 10 3 10 3 10 3 10 3 10 4 11 3 10 4 10 3 10 4 11 4 10 4 10 4 11 5 10 4 10 4 11 5 10 4 10 5 11 5 10 5 10 5 10 5 11 5 10 5 11 6 10 5 10 6 10 5 11 6 10 6 10 5 11 6 10 6 10 6 10 6 11 6 10 6 11 6 10 7 11 6 10 7 10 6 10 6 11 7 10 7 11 6 10 7 11 6 10 7 10 7 10 7 11 6 10 7 10 7 11 7 10 7 11 7 10 7 10 7 11 7 10 7 10 7 11 7 10 7 10 7 11-3 11-3-10-7-11-8-10-6-11-8-10-6-10-8-10-6-11-8-10-6-11-7-10-7-11-7-10-7-10-7-10-7-11-7-10-6h-1l-10-7-10-7-11-6-10-7-10-7-11-6-10-7-11-6-10-6-10-6-11-7-11-6-10-6-10-6-11-6-10-6-10-6-11-6-10-6c-1 0-1 0-1 0l-10-5-10-6-10-5-11-6-10-6c-1 0-1 0-1 0l-10-5-10-5-11-5-10-5-11-5-10-5-11-5-10-5-10-4h-1l-10-4c0-1 0-1 0-1l-11-4-10-4-11-4v-1l-10-4-11-4-10-4h-1l-10-3-10-4-11-4-10-3-11-4-10-3-11-3-11-3-10-3-10-3-11-3h-1l-10-2-10-3-11-2-11-3-10-2-10-2c-1 0-1 0-1 0l-10-2-11-1-10-2c-1 0-1 0-1 0l-11-2-10-1-11-2-11-1-10-1-11-1-11-1-10-1c-1 0-1 0-1 0h-10l-11-1h-10-11-1-10-10c-1 0-1 0-1 0h-10-11-1l-10 1h-10-1l-10 1-11 1-11 1-10 1h-1l-10 1-10 2-11 1-11 2h-1l-10 2-10 1-11 2h-1l-10 2-10 2-11 3-11 2-10 3-11 2-10 3-11 3-11 3-10 3-11 3-10 3-11 4-10 3-11 4-10 4-11 3-10 4-11 4-10 4c0 1 0 1 0 1l-11 4-10 4-11 4v1l-10 4-11 4-10 5h-1l-10 5-10 5-11 5-10 5-10 5c-1 0-1 0-1 0l-10 5-10 5c-1 0-1 0-1 0l-10 6-10 6-11 5-10 6-11 5-10 6-11 6-10 6-10 6-11 6-10 6-11 6-10 6-10 7-11 6-10 6h-1l-10 6-10 7-11 6-10 7-10 7-11 6-10 7-11 7-10 6-10 7-11 7-10 7-10 7h-1l-10 7-11 7-10 7-10 6-10 8-11 6-10 8-11 6-10 8-10 6-3 2z">
          <text:p/>
        </draw:path>
        <draw:line draw:style-name="gr38" draw:text-style-name="P1" draw:layer="layout" svg:x1="23.448cm" svg:y1="11.575cm" svg:x2="23.448cm" svg:y2="12.063cm">
          <text:p/>
        </draw:line>
        <draw:line draw:style-name="gr38" draw:text-style-name="P1" draw:layer="layout" svg:x1="25.282cm" svg:y1="11.575cm" svg:x2="25.282cm" svg:y2="12.063cm">
          <text:p/>
        </draw:line>
        <draw:line draw:style-name="gr38" draw:text-style-name="P1" draw:layer="layout" svg:x1="27.213cm" svg:y1="11.576cm" svg:x2="27.213cm" svg:y2="12.064cm">
          <text:p/>
        </draw:line>
        <draw:line draw:style-name="gr39" draw:text-style-name="P1" draw:layer="layout" svg:x1="24.317cm" svg:y1="10.079cm" svg:x2="24.317cm" svg:y2="10.567cm">
          <text:p/>
        </draw:line>
        <draw:line draw:style-name="gr39" draw:text-style-name="P1" draw:layer="layout" svg:x1="26.248cm" svg:y1="10.08cm" svg:x2="26.248cm" svg:y2="10.568cm">
          <text:p/>
        </draw:line>
        <draw:frame draw:style-name="gr40" draw:text-style-name="P14" draw:layer="layout" svg:width="3.127cm" svg:height="0.725cm" svg:x="23.812cm" svg:y="9.45cm">
          <draw:text-box>
            <text:p text:style-name="P2"><text:span text:style-name="T1">Nodes</text:span></text:p>
          </draw:text-box>
        </draw:frame>
        <draw:frame draw:style-name="gr41" draw:text-style-name="P14" draw:layer="layout" svg:width="3.921cm" svg:height="0.725cm" svg:x="23.716cm" svg:y="12.105cm">
          <draw:text-box>
            <text:p text:style-name="P2"><text:span text:style-name="T1">Anti-Nodes</text:span></text:p>
          </draw:text-box>
        </draw:frame>
        <draw:line draw:style-name="gr9" draw:text-style-name="P1" draw:layer="layout" svg:x1="28.946cm" svg:y1="1.633cm" svg:x2="28.946cm" svg:y2="13.079cm">
          <text:p/>
        </draw:line>
        <draw:line draw:style-name="gr9" draw:text-style-name="P1" draw:layer="layout" svg:x1="21.346cm" svg:y1="1.633cm" svg:x2="21.346cm" svg:y2="13.079cm">
          <text:p/>
        </draw:line>
        <draw:frame draw:style-name="gr15" draw:text-style-name="P14" draw:layer="layout" svg:width="8.773cm" svg:height="0.725cm" svg:x="30.247cm" svg:y="2.152cm">
          <draw:text-box>
            <text:p text:style-name="P2"><text:span text:style-name="T1">Probability</text:span></text:p>
          </draw:text-box>
        </draw:frame>
        <draw:g draw:style-name="gr17">
          <draw:custom-shape draw:style-name="gr4" draw:text-style-name="P3" draw:layer="layout" svg:width="0.26cm" svg:height="0.244cm" svg:x="43.738cm" svg:y="7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26cm" svg:height="0.244cm" svg:x="43.993cm" svg:y="7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259cm" svg:height="0.244cm" svg:x="43.866cm" svg:y="7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259cm" svg:height="0.244cm" svg:x="44.121cm" svg:y="7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259cm" svg:height="0.245cm" svg:x="42.426cm" svg:y="7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0.26cm" svg:height="0.245cm" svg:x="43.359cm" svg:y="6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42.799cm" svg:y1="7.389cm" svg:x2="43.111cm" svg:y2="7.389cm">
            <text:p/>
          </draw:line>
          <draw:line draw:style-name="gr10" draw:text-style-name="P1" draw:layer="layout" svg:x1="43.319cm" svg:y1="6.534cm" svg:x2="43.099cm" svg:y2="6.326cm">
            <text:p/>
          </draw:line>
          <draw:ellipse draw:style-name="gr42" draw:text-style-name="P2" draw:layer="layout" svg:width="4.873cm" svg:height="4.589cm" svg:x="41.663cm" svg:y="5.07cm" draw:kind="arc" draw:start-angle="189.65" draw:end-angle="168.77">
            <text:p/>
          </draw:ellipse>
          <draw:g>
            <draw:line draw:style-name="gr43" draw:text-style-name="P15" draw:layer="layout" svg:x1="44.375cm" svg:y1="7.779cm" svg:x2="44.447cm" svg:y2="7.854cm">
              <text:p/>
            </draw:line>
            <draw:line draw:style-name="gr43" draw:text-style-name="P15" draw:layer="layout" svg:x1="44.704cm" svg:y1="8.122cm" svg:x2="44.776cm" svg:y2="8.197cm">
              <text:p/>
            </draw:line>
            <draw:line draw:style-name="gr43" draw:text-style-name="P15" draw:layer="layout" svg:x1="44.453cm" svg:y1="7.854cm" svg:x2="44.543cm" svg:y2="7.821cm">
              <text:p/>
            </draw:line>
            <draw:line draw:style-name="gr43" draw:text-style-name="P15" draw:layer="layout" svg:x1="44.441cm" svg:y1="7.995cm" svg:x2="44.538cm" svg:y2="7.817cm">
              <text:p/>
            </draw:line>
            <draw:line draw:style-name="gr43" draw:text-style-name="P15" draw:layer="layout" svg:x1="44.446cm" svg:y1="7.999cm" svg:x2="44.644cm" svg:y2="7.926cm">
              <text:p/>
            </draw:line>
            <draw:line draw:style-name="gr43" draw:text-style-name="P15" draw:layer="layout" svg:x1="44.551cm" svg:y1="8.109cm" svg:x2="44.648cm" svg:y2="7.931cm">
              <text:p/>
            </draw:line>
            <draw:line draw:style-name="gr43" draw:text-style-name="P15" draw:layer="layout" svg:x1="44.556cm" svg:y1="8.114cm" svg:x2="44.754cm" svg:y2="8.041cm">
              <text:p/>
            </draw:line>
            <draw:line draw:style-name="gr43" draw:text-style-name="P15" draw:layer="layout" svg:x1="44.714cm" svg:y1="8.127cm" svg:x2="44.759cm" svg:y2="8.046cm">
              <text:p/>
            </draw:line>
            <draw:line draw:style-name="gr44" draw:text-style-name="P15" draw:layer="layout" svg:x1="44.79cm" svg:y1="8.211cm" svg:x2="44.862cm" svg:y2="8.286cm">
              <text:p/>
            </draw:line>
          </draw:g>
        </draw:g>
        <draw:g draw:style-name="gr17">
          <draw:g>
            <draw:line draw:style-name="gr20" draw:text-style-name="P1" draw:layer="layout" svg:x1="1.239cm" svg:y1="7.07cm" svg:x2="1.655cm" svg:y2="7.07cm">
              <text:p/>
            </draw:line>
            <draw:line draw:style-name="gr20" draw:text-style-name="P1" draw:layer="layout" svg:x1="1.24cm" svg:y1="8.943cm" svg:x2="1.656cm" svg:y2="8.943cm">
              <text:p/>
            </draw:line>
            <draw:line draw:style-name="gr20" draw:text-style-name="P1" draw:layer="layout" svg:x1="1.263cm" svg:y1="8.954cm" svg:x2="1.263cm" svg:y2="7.017cm">
              <text:p/>
            </draw:line>
          </draw:g>
          <draw:line draw:style-name="gr20" draw:text-style-name="P1" draw:layer="layout" svg:x1="3.064cm" svg:y1="8.352cm" svg:x2="3.064cm" svg:y2="7.017cm">
            <text:p/>
          </draw:line>
          <draw:g>
            <draw:line draw:style-name="gr20" draw:text-style-name="P1" draw:layer="layout" svg:x1="4.898cm" svg:y1="7.07cm" svg:x2="4.482cm" svg:y2="7.07cm">
              <text:p/>
            </draw:line>
            <draw:line draw:style-name="gr20" draw:text-style-name="P1" draw:layer="layout" svg:x1="4.898cm" svg:y1="8.943cm" svg:x2="4.482cm" svg:y2="8.943cm">
              <text:p/>
            </draw:line>
            <draw:line draw:style-name="gr20" draw:text-style-name="P1" draw:layer="layout" svg:x1="4.874cm" svg:y1="8.954cm" svg:x2="4.874cm" svg:y2="7.017cm">
              <text:p/>
            </draw:line>
          </draw:g>
          <draw:custom-shape draw:style-name="gr7" draw:text-style-name="P2" draw:layer="layout" svg:width="0.329cm" svg:height="0.329cm" svg:x="1.545cm" svg:y="8.3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0.329cm" svg:height="0.329cm" svg:x="1.977cm" svg:y="8.3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0.329cm" svg:height="0.329cm" svg:x="4.211cm" svg:y="8.3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5" draw:text-style-name="P5" draw:layer="layout" svg:width="0.641cm" svg:height="0.832cm" svg:x="1.828cm" svg:y="7.035cm">
            <draw:text-box>
              <text:p><text:span text:style-name="T1">A</text:span></text:p>
            </draw:text-box>
          </draw:frame>
          <draw:frame draw:style-name="gr45" draw:text-style-name="P5" draw:layer="layout" svg:width="0.641cm" svg:height="0.832cm" svg:x="3.485cm" svg:y="7.035cm">
            <draw:text-box>
              <text:p><text:span text:style-name="T1">B</text:span></text:p>
            </draw:text-box>
          </draw:frame>
          <draw:g draw:style-name="gr17">
            <draw:g>
              <draw:line draw:style-name="gr43" draw:text-style-name="P15" draw:layer="layout" svg:x1="1.776cm" svg:y1="7.869cm" svg:x2="1.897cm" svg:y2="7.869cm">
                <text:p/>
              </draw:line>
              <draw:line draw:style-name="gr43" draw:text-style-name="P15" draw:layer="layout" svg:x1="2.331cm" svg:y1="7.869cm" svg:x2="2.452cm" svg:y2="7.869cm">
                <text:p/>
              </draw:line>
              <draw:line draw:style-name="gr43" draw:text-style-name="P15" draw:layer="layout" svg:x1="1.903cm" svg:y1="7.865cm" svg:x2="1.941cm" svg:y2="7.763cm">
                <text:p/>
              </draw:line>
              <draw:line draw:style-name="gr43" draw:text-style-name="P15" draw:layer="layout" svg:x1="2.019cm" svg:y1="7.988cm" svg:x2="1.934cm" svg:y2="7.763cm">
                <text:p/>
              </draw:line>
              <draw:line draw:style-name="gr43" draw:text-style-name="P15" draw:layer="layout" svg:x1="2.026cm" svg:y1="7.988cm" svg:x2="2.111cm" svg:y2="7.763cm">
                <text:p/>
              </draw:line>
              <draw:line draw:style-name="gr43" draw:text-style-name="P15" draw:layer="layout" svg:x1="2.204cm" svg:y1="7.988cm" svg:x2="2.119cm" svg:y2="7.763cm">
                <text:p/>
              </draw:line>
              <draw:line draw:style-name="gr43" draw:text-style-name="P15" draw:layer="layout" svg:x1="2.211cm" svg:y1="7.988cm" svg:x2="2.296cm" svg:y2="7.763cm">
                <text:p/>
              </draw:line>
              <draw:line draw:style-name="gr43" draw:text-style-name="P15" draw:layer="layout" svg:x1="2.341cm" svg:y1="7.865cm" svg:x2="2.303cm" svg:y2="7.763cm">
                <text:p/>
              </draw:line>
            </draw:g>
          </draw:g>
          <draw:g>
            <draw:line draw:style-name="gr43" draw:text-style-name="P15" draw:layer="layout" svg:x1="3.506cm" svg:y1="7.869cm" svg:x2="3.627cm" svg:y2="7.869cm">
              <text:p/>
            </draw:line>
            <draw:line draw:style-name="gr43" draw:text-style-name="P15" draw:layer="layout" svg:x1="4.062cm" svg:y1="7.869cm" svg:x2="4.183cm" svg:y2="7.869cm">
              <text:p/>
            </draw:line>
            <draw:line draw:style-name="gr43" draw:text-style-name="P15" draw:layer="layout" svg:x1="3.633cm" svg:y1="7.865cm" svg:x2="3.671cm" svg:y2="7.763cm">
              <text:p/>
            </draw:line>
            <draw:line draw:style-name="gr43" draw:text-style-name="P15" draw:layer="layout" svg:x1="3.749cm" svg:y1="7.988cm" svg:x2="3.664cm" svg:y2="7.763cm">
              <text:p/>
            </draw:line>
            <draw:line draw:style-name="gr43" draw:text-style-name="P15" draw:layer="layout" svg:x1="3.756cm" svg:y1="7.988cm" svg:x2="3.841cm" svg:y2="7.763cm">
              <text:p/>
            </draw:line>
            <draw:line draw:style-name="gr43" draw:text-style-name="P15" draw:layer="layout" svg:x1="3.934cm" svg:y1="7.988cm" svg:x2="3.849cm" svg:y2="7.763cm">
              <text:p/>
            </draw:line>
            <draw:line draw:style-name="gr43" draw:text-style-name="P15" draw:layer="layout" svg:x1="3.941cm" svg:y1="7.988cm" svg:x2="4.026cm" svg:y2="7.763cm">
              <text:p/>
            </draw:line>
            <draw:line draw:style-name="gr43" draw:text-style-name="P15" draw:layer="layout" svg:x1="4.072cm" svg:y1="7.865cm" svg:x2="4.034cm" svg:y2="7.763cm">
              <text:p/>
            </draw:line>
          </draw:g>
          <draw:line draw:style-name="gr46" draw:text-style-name="P1" draw:layer="layout" svg:x1="2.709cm" svg:y1="8.508cm" svg:x2="3.42cm" svg:y2="8.525cm">
            <text:p/>
          </draw:line>
        </draw:g>
        <draw:g>
          <draw:line draw:style-name="gr43" draw:text-style-name="P15" draw:layer="layout" svg:x1="8.264cm" svg:y1="7.768cm" svg:x2="8.432cm" svg:y2="7.768cm">
            <text:p/>
          </draw:line>
          <draw:line draw:style-name="gr43" draw:text-style-name="P15" draw:layer="layout" svg:x1="9.035cm" svg:y1="7.768cm" svg:x2="9.203cm" svg:y2="7.768cm">
            <text:p/>
          </draw:line>
          <draw:line draw:style-name="gr43" draw:text-style-name="P15" draw:layer="layout" svg:x1="8.44cm" svg:y1="7.762cm" svg:x2="8.493cm" svg:y2="7.62cm">
            <text:p/>
          </draw:line>
          <draw:line draw:style-name="gr43" draw:text-style-name="P15" draw:layer="layout" svg:x1="8.601cm" svg:y1="7.932cm" svg:x2="8.483cm" svg:y2="7.62cm">
            <text:p/>
          </draw:line>
          <draw:line draw:style-name="gr43" draw:text-style-name="P15" draw:layer="layout" svg:x1="8.611cm" svg:y1="7.932cm" svg:x2="8.729cm" svg:y2="7.62cm">
            <text:p/>
          </draw:line>
          <draw:line draw:style-name="gr43" draw:text-style-name="P15" draw:layer="layout" svg:x1="8.858cm" svg:y1="7.932cm" svg:x2="8.74cm" svg:y2="7.62cm">
            <text:p/>
          </draw:line>
          <draw:line draw:style-name="gr43" draw:text-style-name="P15" draw:layer="layout" svg:x1="8.868cm" svg:y1="7.932cm" svg:x2="8.986cm" svg:y2="7.62cm">
            <text:p/>
          </draw:line>
          <draw:line draw:style-name="gr43" draw:text-style-name="P15" draw:layer="layout" svg:x1="9.049cm" svg:y1="7.762cm" svg:x2="8.996cm" svg:y2="7.62cm">
            <text:p/>
          </draw:line>
        </draw:g>
        <draw:custom-shape draw:style-name="gr22" draw:text-style-name="P4" draw:layer="layout" svg:width="0.407cm" svg:height="0.407cm" svg:x="9.206cm" svg:y="7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407cm" svg:height="0.407cm" svg:x="7.906cm" svg:y="7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7.264cm" svg:height="1.199cm" svg:x="12.002cm" svg:y="2.151cm">
          <draw:text-box>
            <text:p text:style-name="P2"><text:span text:style-name="T1">Measurement</text:span></text:p>
            <text:p text:style-name="P2"><text:span text:style-name="T1">Position, Momentum, Uncertainty</text:span></text:p>
          </draw:text-box>
        </draw:frame>
        <draw:g draw:style-name="gr17">
          <draw:frame draw:style-name="gr47" draw:text-style-name="P2" draw:layer="layout" svg:width="10.159cm" svg:height="5.689cm" svg:x="29.37cm" svg:y="3.592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style-name="gr48" draw:text-style-name="P1" draw:layer="layout" svg:x1="35.786cm" svg:y1="8.365cm" svg:x2="35.796cm" svg:y2="5.02cm">
            <text:p/>
          </draw:line>
          <draw:line draw:style-name="gr48" draw:text-style-name="P1" draw:layer="layout" svg:x1="37.624cm" svg:y1="8.365cm" svg:x2="37.626cm" svg:y2="7.685cm">
            <text:p/>
          </draw:line>
          <draw:custom-shape draw:style-name="gr49" draw:text-style-name="P16" draw:layer="layout" svg:width="0.567cm" svg:height="0.473cm" svg:x="35.455cm" svg:y="9.32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9" draw:text-style-name="P16" draw:layer="layout" svg:width="0.567cm" svg:height="0.473cm" svg:x="37.355cm" svg:y="9.32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9" draw:text-style-name="P1" draw:layer="layout" svg:x1="40.346cm" svg:y1="1.633cm" svg:x2="40.346cm" svg:y2="13.079cm">
          <text:p/>
        </draw:line>
        <draw:line draw:style-name="gr9" draw:text-style-name="P1" draw:layer="layout" svg:x1="47.946cm" svg:y1="1.633cm" svg:x2="47.946cm" svg:y2="13.079cm">
          <text:p/>
        </draw:line>
        <draw:frame draw:style-name="gr15" draw:text-style-name="P5" draw:layer="layout" svg:width="5.187cm" svg:height="0.725cm" svg:x="41.602cm" svg:y="2.153cm">
          <draw:text-box>
            <text:p text:style-name="P2"><text:span text:style-name="T1">Scattering</text:span></text:p>
          </draw:text-box>
        </draw:frame>
        <draw:frame draw:style-name="gr15" draw:text-style-name="P14" draw:layer="layout" svg:width="6.343cm" svg:height="0.725cm" svg:x="49.303cm" svg:y="2.154cm">
          <draw:text-box>
            <text:p text:style-name="P2"><text:span text:style-name="T1">Energy &amp; Potentials</text:span></text:p>
          </draw:text-box>
        </draw:frame>
        <draw:g draw:style-name="gr17">
          <draw:line draw:style-name="gr20" draw:text-style-name="P17" draw:layer="layout" svg:x1="49.103cm" svg:y1="6.08cm" svg:x2="55.91cm" svg:y2="6.08cm">
            <text:p/>
          </draw:line>
          <draw:line draw:style-name="gr20" draw:text-style-name="P17" draw:layer="layout" svg:x1="52.081cm" svg:y1="6.099cm" svg:x2="52.081cm" svg:y2="4.615cm">
            <text:p/>
          </draw:line>
          <draw:line draw:style-name="gr20" draw:text-style-name="P17" draw:layer="layout" svg:x1="52.05cm" svg:y1="4.579cm" svg:x2="53.83cm" svg:y2="4.58cm">
            <text:p/>
          </draw:line>
          <draw:frame draw:style-name="gr50" draw:text-style-name="P18" draw:layer="layout" svg:width="1.057cm" svg:height="0.887cm" svg:x="53.678cm" svg:y="4.239cm">
            <draw:text-box>
              <text:p><text:span text:style-name="T3">V1</text:span></text:p>
            </draw:text-box>
          </draw:frame>
          <draw:frame draw:style-name="gr50" draw:text-style-name="P18" draw:layer="layout" svg:width="1.037cm" svg:height="0.887cm" svg:x="53.678cm" svg:y="5.622cm">
            <draw:text-box>
              <text:p><text:span text:style-name="T3">V0</text:span></text:p>
            </draw:text-box>
          </draw:frame>
          <draw:frame draw:style-name="gr51" draw:text-style-name="P19" draw:layer="layout" svg:width="0.809cm" svg:height="0.591cm" svg:x="51.68cm" svg:y="6.079cm">
            <draw:text-box>
              <text:p text:style-name="P2"><text:span text:style-name="T3">0</text:span></text:p>
            </draw:text-box>
          </draw:frame>
          <draw:frame draw:style-name="gr51" draw:text-style-name="P19" draw:layer="layout" svg:width="1.02cm" svg:height="0.591cm" svg:x="48.981cm" svg:y="6.079cm">
            <draw:text-box>
              <text:p text:style-name="P2"><text:span text:style-name="T3">-a</text:span></text:p>
            </draw:text-box>
          </draw:frame>
          <draw:frame draw:style-name="gr51" draw:text-style-name="P19" draw:layer="layout" svg:width="0.809cm" svg:height="0.591cm" svg:x="55.445cm" svg:y="6.08cm">
            <draw:text-box>
              <text:p text:style-name="P2"><text:span text:style-name="T3">a</text:span></text:p>
            </draw:text-box>
          </draw:frame>
          <draw:line draw:style-name="gr32" draw:text-style-name="P17" draw:layer="layout" svg:x1="50.424cm" svg:y1="4.015cm" svg:x2="51.173cm" svg:y2="4.015cm">
            <text:p/>
          </draw:line>
          <draw:custom-shape draw:style-name="gr7" draw:text-style-name="P20" draw:layer="layout" svg:width="0.242cm" svg:height="0.242cm" svg:x="50.622cm" svg:y="4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17" draw:layer="layout" svg:x1="53.792cm" svg:y1="6.055cm" svg:x2="53.792cm" svg:y2="4.571cm">
            <text:p/>
          </draw:line>
          <draw:line draw:style-name="gr52" draw:text-style-name="P17" draw:layer="layout" svg:x1="51.159cm" svg:y1="5.017cm" svg:x2="50.41cm" svg:y2="5.017cm">
            <text:p/>
          </draw:line>
          <draw:custom-shape draw:style-name="gr6" draw:text-style-name="P21" draw:layer="layout" svg:width="0.242cm" svg:height="0.242cm" svg:x="50.719cm" svg:y="5.17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2" draw:text-style-name="P17" draw:layer="layout" svg:x1="52.625cm" svg:y1="3.947cm" svg:x2="53.374cm" svg:y2="3.947cm">
            <text:p/>
          </draw:line>
          <draw:custom-shape draw:style-name="gr7" draw:text-style-name="P20" draw:layer="layout" svg:width="0.242cm" svg:height="0.242cm" svg:x="52.823cm" svg:y="4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17" draw:layer="layout" svg:x1="53.36cm" svg:y1="4.949cm" svg:x2="52.611cm" svg:y2="4.949cm">
            <text:p/>
          </draw:line>
          <draw:custom-shape draw:style-name="gr6" draw:text-style-name="P21" draw:layer="layout" svg:width="0.242cm" svg:height="0.242cm" svg:x="52.92cm" svg:y="5.10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3" draw:text-style-name="P17" draw:layer="layout" svg:x1="54.926cm" svg:y1="3.879cm" svg:x2="55.675cm" svg:y2="3.879cm">
            <text:p/>
          </draw:line>
          <draw:custom-shape draw:style-name="gr54" draw:text-style-name="P22" draw:layer="layout" svg:width="0.242cm" svg:height="0.242cm" svg:x="55.124cm" svg:y="4.0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1" draw:text-style-name="P19" draw:layer="layout" svg:width="1.02cm" svg:height="0.591cm" svg:x="48.981cm" svg:y="3.55cm">
            <draw:text-box>
              <text:p text:style-name="P2"><text:span text:style-name="T3">I</text:span></text:p>
            </draw:text-box>
          </draw:frame>
          <draw:frame draw:style-name="gr51" draw:text-style-name="P19" draw:layer="layout" svg:width="1.02cm" svg:height="0.591cm" svg:x="48.981cm" svg:y="4.751cm">
            <draw:text-box>
              <text:p text:style-name="P2"><text:span text:style-name="T3">R</text:span></text:p>
            </draw:text-box>
          </draw:frame>
          <draw:frame draw:style-name="gr51" draw:text-style-name="P19" draw:layer="layout" svg:width="1.02cm" svg:height="0.591cm" svg:x="53.981cm" svg:y="3.553cm">
            <draw:text-box>
              <text:p text:style-name="P2"><text:span text:style-name="T3">T</text:span></text:p>
            </draw:text-box>
          </draw:frame>
          <draw:frame draw:style-name="gr51" draw:text-style-name="P19" draw:layer="layout" svg:width="1.02cm" svg:height="0.591cm" svg:x="48.981cm" svg:y="6.78cm">
            <draw:text-box>
              <text:p text:style-name="P2"><text:span text:style-name="T3">I</text:span></text:p>
            </draw:text-box>
          </draw:frame>
          <draw:frame draw:style-name="gr51" draw:text-style-name="P19" draw:layer="layout" svg:width="1.02cm" svg:height="0.591cm" svg:x="52.381cm" svg:y="6.781cm">
            <draw:text-box>
              <text:p text:style-name="P2"><text:span text:style-name="T3">II</text:span></text:p>
            </draw:text-box>
          </draw:frame>
          <draw:frame draw:style-name="gr51" draw:text-style-name="P19" draw:layer="layout" svg:width="1.02cm" svg:height="0.591cm" svg:x="54.681cm" svg:y="6.782cm">
            <draw:text-box>
              <text:p text:style-name="P2"><text:span text:style-name="T3">III</text:span></text:p>
            </draw:text-box>
          </draw:frame>
          <draw:line draw:style-name="gr20" draw:text-style-name="P17" draw:layer="layout" svg:x1="49.103cm" svg:y1="6.78cm" svg:x2="55.91cm" svg:y2="6.78cm">
            <text:p/>
          </draw:line>
          <draw:frame draw:style-name="gr51" draw:text-style-name="P24" draw:layer="layout" svg:width="1.02cm" svg:height="0.591cm" svg:x="49.581cm" svg:y="3.981cm">
            <draw:text-box>
              <text:p text:style-name="P23"><text:span text:style-name="T3">A</text:span></text:p>
            </draw:text-box>
          </draw:frame>
          <draw:frame draw:style-name="gr51" draw:text-style-name="P24" draw:layer="layout" svg:width="1.02cm" svg:height="0.591cm" svg:x="49.581cm" svg:y="4.982cm">
            <draw:text-box>
              <text:p text:style-name="P23"><text:span text:style-name="T3">B</text:span></text:p>
            </draw:text-box>
          </draw:frame>
          <draw:frame draw:style-name="gr51" draw:text-style-name="P24" draw:layer="layout" svg:width="1.02cm" svg:height="0.591cm" svg:x="51.881cm" svg:y="3.881cm">
            <draw:text-box>
              <text:p text:style-name="P23"><text:span text:style-name="T3">C</text:span></text:p>
            </draw:text-box>
          </draw:frame>
          <draw:frame draw:style-name="gr51" draw:text-style-name="P24" draw:layer="layout" svg:width="1.02cm" svg:height="0.591cm" svg:x="51.881cm" svg:y="4.882cm">
            <draw:text-box>
              <text:p text:style-name="P23"><text:span text:style-name="T3">D</text:span></text:p>
            </draw:text-box>
          </draw:frame>
          <draw:frame draw:style-name="gr51" draw:text-style-name="P24" draw:layer="layout" svg:width="1.02cm" svg:height="0.591cm" svg:x="54.281cm" svg:y="3.881cm">
            <draw:text-box>
              <text:p text:style-name="P23"><text:span text:style-name="T3">F</text:span></text:p>
            </draw:text-box>
          </draw:frame>
          <draw:frame draw:style-name="gr51" draw:text-style-name="P24" draw:layer="layout" svg:width="1.02cm" svg:height="0.591cm" svg:x="54.281cm" svg:y="4.882cm">
            <draw:text-box>
              <text:p text:style-name="P23"><text:span text:style-name="T3">G</text:span></text:p>
            </draw:text-box>
          </draw:frame>
          <draw:line draw:style-name="gr20" draw:text-style-name="P17" draw:layer="layout" svg:x1="49.103cm" svg:y1="7.38cm" svg:x2="55.91cm" svg:y2="7.38cm">
            <text:p/>
          </draw:line>
        </draw:g>
        <draw:line draw:style-name="gr9" draw:text-style-name="P1" draw:layer="layout" svg:x1="56.846cm" svg:y1="1.633cm" svg:x2="56.846cm" svg:y2="13.079cm">
          <text:p/>
        </draw:line>
        <draw:g draw:style-name="gr17">
          <draw:custom-shape draw:style-name="gr55" draw:text-style-name="P6" draw:layer="layout" svg:width="7.548cm" svg:height="2.294cm" svg:x="48.828cm" svg:y="13.447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6" draw:layer="layout" svg:width="7.548cm" svg:height="2.507cm" svg:x="48.828cm" svg:y="7.747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17" draw:layer="layout" svg:x1="49.11cm" svg:y1="9.717cm" svg:x2="55.917cm" svg:y2="9.717cm">
            <text:p/>
          </draw:line>
          <draw:line draw:style-name="gr20" draw:text-style-name="P17" draw:layer="layout" svg:x1="52.9cm" svg:y1="9.692cm" svg:x2="52.9cm" svg:y2="8.208cm">
            <text:p/>
          </draw:line>
          <draw:line draw:style-name="gr20" draw:text-style-name="P17" draw:layer="layout" svg:x1="52.864cm" svg:y1="8.196cm" svg:x2="54.336cm" svg:y2="8.204cm">
            <text:p/>
          </draw:line>
          <draw:frame draw:style-name="gr50" draw:text-style-name="P18" draw:layer="layout" svg:width="1.057cm" svg:height="0.887cm" svg:x="54.385cm" svg:y="7.876cm">
            <draw:text-box>
              <text:p><text:span text:style-name="T3">V1</text:span></text:p>
            </draw:text-box>
          </draw:frame>
          <draw:frame draw:style-name="gr50" draw:text-style-name="P18" draw:layer="layout" svg:width="1.037cm" svg:height="0.887cm" svg:x="54.385cm" svg:y="9.259cm">
            <draw:text-box>
              <text:p><text:span text:style-name="T3">V0</text:span></text:p>
            </draw:text-box>
          </draw:frame>
          <draw:frame draw:style-name="gr51" draw:text-style-name="P19" draw:layer="layout" svg:width="0.809cm" svg:height="0.591cm" svg:x="52.487cm" svg:y="9.716cm">
            <draw:text-box>
              <text:p text:style-name="P2"><text:span text:style-name="T3">0</text:span></text:p>
            </draw:text-box>
          </draw:frame>
          <draw:frame draw:style-name="gr51" draw:text-style-name="P19" draw:layer="layout" svg:width="1.02cm" svg:height="0.591cm" svg:x="48.988cm" svg:y="9.716cm">
            <draw:text-box>
              <text:p text:style-name="P2"><text:span text:style-name="T3">-a</text:span></text:p>
            </draw:text-box>
          </draw:frame>
          <draw:frame draw:style-name="gr51" draw:text-style-name="P19" draw:layer="layout" svg:width="0.809cm" svg:height="0.591cm" svg:x="55.452cm" svg:y="9.717cm">
            <draw:text-box>
              <text:p text:style-name="P2"><text:span text:style-name="T3">a</text:span></text:p>
            </draw:text-box>
          </draw:frame>
          <draw:line draw:style-name="gr32" draw:text-style-name="P17" draw:layer="layout" svg:x1="50.331cm" svg:y1="8.852cm" svg:x2="51.08cm" svg:y2="8.852cm">
            <text:p/>
          </draw:line>
          <draw:custom-shape draw:style-name="gr7" draw:text-style-name="P20" draw:layer="layout" svg:width="0.242cm" svg:height="0.242cm" svg:x="50.529cm" svg:y="9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17" draw:layer="layout" svg:x1="54.3cm" svg:y1="9.692cm" svg:x2="54.3cm" svg:y2="8.208cm">
            <text:p/>
          </draw:line>
          <draw:line draw:style-name="gr20" draw:text-style-name="P17" draw:layer="layout" svg:x1="49.111cm" svg:y1="11.595cm" svg:x2="55.918cm" svg:y2="11.595cm">
            <text:p/>
          </draw:line>
          <draw:line draw:style-name="gr20" draw:text-style-name="P17" draw:layer="layout" svg:x1="52.901cm" svg:y1="11.62cm" svg:x2="52.901cm" svg:y2="13.104cm">
            <text:p/>
          </draw:line>
          <draw:line draw:style-name="gr20" draw:text-style-name="P17" draw:layer="layout" svg:x1="52.865cm" svg:y1="13.116cm" svg:x2="54.337cm" svg:y2="13.108cm">
            <text:p/>
          </draw:line>
          <draw:frame draw:style-name="gr50" draw:text-style-name="P18" draw:layer="layout" svg:width="1.057cm" svg:height="0.887cm" svg:x="54.386cm" svg:y="12.676cm">
            <draw:text-box>
              <text:p><text:span text:style-name="T3">-V1</text:span></text:p>
            </draw:text-box>
          </draw:frame>
          <draw:frame draw:style-name="gr50" draw:text-style-name="P18" draw:layer="layout" svg:width="1.037cm" svg:height="0.887cm" svg:x="54.386cm" svg:y="11.159cm">
            <draw:text-box>
              <text:p><text:span text:style-name="T3">V0</text:span></text:p>
            </draw:text-box>
          </draw:frame>
          <draw:frame draw:style-name="gr51" draw:text-style-name="P19" draw:layer="layout" svg:width="0.809cm" svg:height="0.591cm" svg:x="52.388cm" svg:y="11.616cm">
            <draw:text-box>
              <text:p text:style-name="P2"><text:span text:style-name="T3">0</text:span></text:p>
            </draw:text-box>
          </draw:frame>
          <draw:frame draw:style-name="gr51" draw:text-style-name="P19" draw:layer="layout" svg:width="1.02cm" svg:height="0.591cm" svg:x="48.989cm" svg:y="11.616cm">
            <draw:text-box>
              <text:p text:style-name="P2"><text:span text:style-name="T3">-a</text:span></text:p>
            </draw:text-box>
          </draw:frame>
          <draw:frame draw:style-name="gr51" draw:text-style-name="P19" draw:layer="layout" svg:width="0.809cm" svg:height="0.591cm" svg:x="55.453cm" svg:y="11.617cm">
            <draw:text-box>
              <text:p text:style-name="P2"><text:span text:style-name="T3">a</text:span></text:p>
            </draw:text-box>
          </draw:frame>
          <draw:line draw:style-name="gr32" draw:text-style-name="P17" draw:layer="layout" svg:x1="50.332cm" svg:y1="10.752cm" svg:x2="51.081cm" svg:y2="10.752cm">
            <text:p/>
          </draw:line>
          <draw:custom-shape draw:style-name="gr7" draw:text-style-name="P20" draw:layer="layout" svg:width="0.242cm" svg:height="0.242cm" svg:x="50.53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17" draw:layer="layout" svg:x1="54.301cm" svg:y1="11.62cm" svg:x2="54.301cm" svg:y2="13.104cm">
            <text:p/>
          </draw:line>
          <draw:line draw:style-name="gr20" draw:text-style-name="P17" draw:layer="layout" svg:x1="49.112cm" svg:y1="15.026cm" svg:x2="55.919cm" svg:y2="15.026cm">
            <text:p/>
          </draw:line>
          <draw:line draw:style-name="gr20" draw:text-style-name="P17" draw:layer="layout" svg:x1="51.702cm" svg:y1="13.551cm" svg:x2="51.702cm" svg:y2="15.035cm">
            <text:p/>
          </draw:line>
          <draw:frame draw:style-name="gr50" draw:text-style-name="P18" draw:layer="layout" svg:width="1.037cm" svg:height="0.887cm" svg:x="54.387cm" svg:y="14.59cm">
            <draw:text-box>
              <text:p><text:span text:style-name="T3">V0</text:span></text:p>
            </draw:text-box>
          </draw:frame>
          <draw:frame draw:style-name="gr51" draw:text-style-name="P19" draw:layer="layout" svg:width="0.809cm" svg:height="0.591cm" svg:x="52.589cm" svg:y="15.047cm">
            <draw:text-box>
              <text:p text:style-name="P2"><text:span text:style-name="T3">0</text:span></text:p>
            </draw:text-box>
          </draw:frame>
          <draw:frame draw:style-name="gr51" draw:text-style-name="P19" draw:layer="layout" svg:width="1.02cm" svg:height="0.591cm" svg:x="51.19cm" svg:y="15.047cm">
            <draw:text-box>
              <text:p text:style-name="P2"><text:span text:style-name="T3">-a</text:span></text:p>
            </draw:text-box>
          </draw:frame>
          <draw:frame draw:style-name="gr51" draw:text-style-name="P19" draw:layer="layout" svg:width="0.809cm" svg:height="0.591cm" svg:x="53.954cm" svg:y="15.048cm">
            <draw:text-box>
              <text:p text:style-name="P2"><text:span text:style-name="T3">a</text:span></text:p>
            </draw:text-box>
          </draw:frame>
          <draw:line draw:style-name="gr57" draw:text-style-name="P17" draw:layer="layout" svg:x1="52.433cm" svg:y1="14.183cm" svg:x2="53.703cm" svg:y2="14.183cm">
            <text:p/>
          </draw:line>
          <draw:custom-shape draw:style-name="gr7" draw:text-style-name="P20" draw:layer="layout" svg:width="0.242cm" svg:height="0.242cm" svg:x="52.931cm" svg:y="14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17" draw:layer="layout" svg:x1="54.302cm" svg:y1="13.551cm" svg:x2="54.302cm" svg:y2="15.035cm">
            <text:p/>
          </draw:line>
          <draw:frame draw:style-name="gr50" draw:text-style-name="P18" draw:layer="layout" svg:width="1.057cm" svg:height="0.887cm" svg:x="54.386cm" svg:y="13.477cm">
            <draw:text-box>
              <text:p><text:span text:style-name="T3">V1</text:span></text:p>
            </draw:text-box>
          </draw:frame>
          <draw:line draw:style-name="gr20" draw:text-style-name="P17" draw:layer="layout" svg:x1="49.113cm" svg:y1="16.426cm" svg:x2="55.92cm" svg:y2="16.426cm">
            <text:p/>
          </draw:line>
          <draw:line draw:style-name="gr20" draw:text-style-name="P17" draw:layer="layout" svg:x1="51.703cm" svg:y1="16.451cm" svg:x2="51.703cm" svg:y2="17.935cm">
            <text:p/>
          </draw:line>
          <draw:frame draw:style-name="gr50" draw:text-style-name="P18" draw:layer="layout" svg:width="1.037cm" svg:height="0.887cm" svg:x="54.388cm" svg:y="17.49cm">
            <draw:text-box>
              <text:p><text:span text:style-name="T3">-V1</text:span></text:p>
            </draw:text-box>
          </draw:frame>
          <draw:frame draw:style-name="gr51" draw:text-style-name="P19" draw:layer="layout" svg:width="0.809cm" svg:height="0.591cm" svg:x="52.59cm" svg:y="15.847cm">
            <draw:text-box>
              <text:p text:style-name="P2"><text:span text:style-name="T3">0</text:span></text:p>
            </draw:text-box>
          </draw:frame>
          <draw:frame draw:style-name="gr51" draw:text-style-name="P19" draw:layer="layout" svg:width="1.02cm" svg:height="0.591cm" svg:x="51.191cm" svg:y="15.847cm">
            <draw:text-box>
              <text:p text:style-name="P2"><text:span text:style-name="T3">-a</text:span></text:p>
            </draw:text-box>
          </draw:frame>
          <draw:frame draw:style-name="gr58" draw:text-style-name="P19" draw:layer="layout" svg:width="0.809cm" svg:height="0.569cm" svg:x="55.455cm" svg:y="16.448cm">
            <draw:text-box>
              <text:p text:style-name="P2"><text:span text:style-name="T3">x</text:span></text:p>
            </draw:text-box>
          </draw:frame>
          <draw:line draw:style-name="gr57" draw:text-style-name="P17" draw:layer="layout" svg:x1="52.434cm" svg:y1="17.083cm" svg:x2="53.704cm" svg:y2="17.083cm">
            <text:p/>
          </draw:line>
          <draw:custom-shape draw:style-name="gr7" draw:text-style-name="P20" draw:layer="layout" svg:width="0.242cm" svg:height="0.242cm" svg:x="52.932cm" svg:y="17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17" draw:layer="layout" svg:x1="54.303cm" svg:y1="16.451cm" svg:x2="54.303cm" svg:y2="17.935cm">
            <text:p/>
          </draw:line>
          <draw:frame draw:style-name="gr50" draw:text-style-name="P18" draw:layer="layout" svg:width="1.057cm" svg:height="0.887cm" svg:x="54.387cm" svg:y="16.377cm">
            <draw:text-box>
              <text:p><text:span text:style-name="T3">V0</text:span></text:p>
            </draw:text-box>
          </draw:frame>
          <draw:frame draw:style-name="gr51" draw:text-style-name="P19" draw:layer="layout" svg:width="0.809cm" svg:height="0.591cm" svg:x="53.956cm" svg:y="15.849cm">
            <draw:text-box>
              <text:p text:style-name="P2"><text:span text:style-name="T3">a</text:span></text:p>
            </draw:text-box>
          </draw:frame>
        </draw:g>
        <draw:frame draw:style-name="gr15" draw:text-style-name="P14" draw:layer="layout" svg:width="5.062cm" svg:height="0.725cm" svg:x="58.104cm" svg:y="2.155cm">
          <draw:text-box>
            <text:p text:style-name="P2"><text:span text:style-name="T1">Harmonic Oscillator</text:span></text:p>
          </draw:text-box>
        </draw:frame>
        <draw:g draw:style-name="gr17">
          <draw:g>
            <draw:line draw:style-name="gr43" draw:text-style-name="P15" draw:layer="layout" svg:x1="59.11cm" svg:y1="4.065cm" svg:x2="59.597cm" svg:y2="4.065cm">
              <text:p/>
            </draw:line>
            <draw:line draw:style-name="gr43" draw:text-style-name="P15" draw:layer="layout" svg:x1="61.341cm" svg:y1="4.065cm" svg:x2="61.828cm" svg:y2="4.065cm">
              <text:p/>
            </draw:line>
            <draw:line draw:style-name="gr43" draw:text-style-name="P15" draw:layer="layout" svg:x1="59.619cm" svg:y1="4.049cm" svg:x2="59.774cm" svg:y2="3.633cm">
              <text:p/>
            </draw:line>
            <draw:line draw:style-name="gr43" draw:text-style-name="P15" draw:layer="layout" svg:x1="60.083cm" svg:y1="4.546cm" svg:x2="59.743cm" svg:y2="3.633cm">
              <text:p/>
            </draw:line>
            <draw:line draw:style-name="gr43" draw:text-style-name="P15" draw:layer="layout" svg:x1="60.114cm" svg:y1="4.546cm" svg:x2="60.454cm" svg:y2="3.633cm">
              <text:p/>
            </draw:line>
            <draw:line draw:style-name="gr43" draw:text-style-name="P15" draw:layer="layout" svg:x1="60.828cm" svg:y1="4.546cm" svg:x2="60.488cm" svg:y2="3.633cm">
              <text:p/>
            </draw:line>
            <draw:line draw:style-name="gr43" draw:text-style-name="P15" draw:layer="layout" svg:x1="60.859cm" svg:y1="4.546cm" svg:x2="61.199cm" svg:y2="3.633cm">
              <text:p/>
            </draw:line>
            <draw:line draw:style-name="gr43" draw:text-style-name="P15" draw:layer="layout" svg:x1="61.384cm" svg:y1="4.049cm" svg:x2="61.229cm" svg:y2="3.633cm">
              <text:p/>
            </draw:line>
          </draw:g>
          <draw:custom-shape draw:style-name="gr59" draw:text-style-name="P4" draw:layer="layout" svg:width="1.179cm" svg:height="1.192cm" svg:x="61.836cm" svg:y="3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4" draw:layer="layout" svg:width="1.178cm" svg:height="1.192cm" svg:x="58.073cm" svg:y="3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4" draw:layer="layout" svg:width="1.179cm" svg:height="1.192cm" svg:x="60.012cm" svg:y="9.2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5" draw:layer="layout" svg:width="1.178cm" svg:height="1.192cm" svg:x="61.988cm" svg:y="8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5" draw:layer="layout" svg:width="1.178cm" svg:height="1.192cm" svg:x="58.037cm" svg:y="8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1" draw:layer="layout" svg:x1="59.669cm" svg:y1="5.78cm" svg:x2="61.49cm" svg:y2="5.78cm">
            <text:p/>
          </draw:line>
          <draw:line draw:style-name="gr20" draw:text-style-name="P1" draw:layer="layout" svg:x1="60.587cm" svg:y1="5.812cm" svg:x2="60.587cm" svg:y2="9.242cm">
            <text:p/>
          </draw:line>
          <draw:line draw:style-name="gr20" draw:text-style-name="P1" draw:layer="layout" svg:x1="60.587cm" svg:y1="5.812cm" svg:x2="62.298cm" svg:y2="8.36cm">
            <text:p/>
          </draw:line>
          <draw:line draw:style-name="gr20" draw:text-style-name="P1" draw:layer="layout" svg:x1="60.587cm" svg:y1="5.812cm" svg:x2="58.908cm" svg:y2="8.344cm">
            <text:p/>
          </draw:line>
        </draw:g>
        <draw:line draw:style-name="gr9" draw:text-style-name="P1" draw:layer="layout" svg:x1="64.546cm" svg:y1="1.633cm" svg:x2="64.546cm" svg:y2="13.079cm">
          <text:p/>
        </draw:line>
        <draw:g draw:style-name="gr17">
          <draw:custom-shape draw:style-name="gr63" draw:text-style-name="P2" draw:layer="layout" svg:width="3.46cm" svg:height="1.299cm" svg:x="78.103cm" svg:y="6.47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4" draw:layer="layout" svg:width="0.407cm" svg:height="0.407cm" svg:x="77.72cm" svg:y="8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78.106cm" svg:y1="8.803cm" svg:x2="78.595cm" svg:y2="8.803cm">
            <text:p/>
          </draw:line>
          <draw:custom-shape draw:style-name="gr22" draw:text-style-name="P4" draw:layer="layout" svg:width="0.407cm" svg:height="0.407cm" draw:transform="rotate (-0.523598775598299) translate (82.004cm 9.0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82.33cm" svg:y1="9.484cm" svg:x2="82.753cm" svg:y2="9.728cm">
            <text:p/>
          </draw:line>
          <draw:custom-shape draw:style-name="gr22" draw:text-style-name="P4" draw:layer="layout" svg:width="0.407cm" svg:height="0.407cm" svg:x="80.62cm" svg:y="8.9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4" draw:layer="layout" svg:width="0.407cm" svg:height="0.407cm" svg:x="79.22cm" svg:y="8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4" draw:layer="layout" svg:width="0.407cm" svg:height="0.407cm" svg:x="76.62cm" svg:y="8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4" draw:layer="layout" svg:width="0.407cm" svg:height="0.407cm" svg:x="75.32cm" svg:y="8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8" draw:layer="layout" svg:width="3.37cm" svg:height="1.299cm" svg:x="78.193cm" svg:y="9.85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9" draw:layer="layout" svg:width="5.72cm" svg:height="0.926cm" draw:transform="rotate (-1.5707963267949) translate (84.012cm 5.828cm)">
            <text:p/>
            <draw:enhanced-geometry svg:viewBox="0 0 21600 21600" draw:mirror-horizontal="false" draw:glue-points="?f6 0 10800 ?f8 ?f11 10800 ?f9 21600 10800 ?f10 ?f5 10800" draw:text-areas="?f3 ?f3 ?f4 ?f4" draw:type="parallelogram" draw:modifiers="3688.725747246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ath draw:style-name="gr29" draw:text-style-name="P4" draw:layer="layout" svg:width="0.19cm" svg:height="0.406cm" svg:x="83.219cm" svg:y="9.812cm" svg:viewBox="0 0 191 407" svg:d="M191 407c-31-2-62-11-89-27-31-18-57-43-75-74s-27-67-27-102c0-36 9-71 27-102s44-57 75-75c27-16 58-25 89-27z">
            <text:p/>
          </draw:path>
          <draw:path draw:style-name="gr29" draw:text-style-name="P4" draw:layer="layout" svg:width="0.19cm" svg:height="0.406cm" svg:x="83.22cm" svg:y="7.313cm" svg:viewBox="0 0 191 407" svg:d="M191 407c-31-2-62-11-89-27-31-18-57-43-75-74s-27-67-27-102c0-36 9-71 27-102s44-57 75-75c27-16 58-25 89-27z">
            <text:p/>
          </draw:path>
          <draw:custom-shape draw:style-name="gr22" draw:text-style-name="P4" draw:layer="layout" svg:width="0.407cm" svg:height="0.407cm" draw:transform="rotate (0.523598775598299) translate (81.784cm 8.18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82.3cm" svg:y1="8.106cm" svg:x2="82.723cm" svg:y2="7.861cm">
            <text:p/>
          </draw:line>
          <draw:custom-shape draw:style-name="gr22" draw:text-style-name="P4" draw:layer="layout" svg:width="0.407cm" svg:height="0.407cm" svg:x="80.62cm" svg:y="8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6" draw:layer="layout" svg:width="1.335cm" svg:height="1.311cm" svg:x="73.438cm" svg:y="8.163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4" draw:layer="layout" svg:width="2.67cm" svg:height="0.725cm" svg:x="72.753cm" svg:y="7.09cm">
            <draw:text-box>
              <text:p text:style-name="P2"><text:span text:style-name="T1">Emitter</text:span></text:p>
            </draw:text-box>
          </draw:frame>
          <draw:frame draw:style-name="gr15" draw:text-style-name="P14" draw:layer="layout" svg:width="2.67cm" svg:height="0.725cm" svg:x="78.353cm" svg:y="5.591cm">
            <draw:text-box>
              <text:p text:style-name="P2"><text:span text:style-name="T1">Magnets</text:span></text:p>
            </draw:text-box>
          </draw:frame>
        </draw:g>
        <draw:line draw:style-name="gr9" draw:text-style-name="P1" draw:layer="layout" svg:x1="84.946cm" svg:y1="1.633cm" svg:x2="84.946cm" svg:y2="13.079cm">
          <text:p/>
        </draw:line>
        <draw:frame draw:style-name="gr15" draw:text-style-name="P14" draw:layer="layout" svg:width="5.062cm" svg:height="0.725cm" svg:x="76.304cm" svg:y="2.156cm">
          <draw:text-box>
            <text:p text:style-name="P2"><text:span text:style-name="T1">Spin</text:span></text:p>
          </draw:text-box>
        </draw:frame>
        <draw:line draw:style-name="gr9" draw:text-style-name="P1" draw:layer="layout" svg:x1="72.146cm" svg:y1="1.633cm" svg:x2="72.146cm" svg:y2="13.079cm">
          <text:p/>
        </draw:line>
        <draw:frame draw:style-name="gr15" draw:text-style-name="P14" draw:layer="layout" svg:width="5.062cm" svg:height="0.725cm" svg:x="65.804cm" svg:y="2.156cm">
          <draw:text-box>
            <text:p text:style-name="P2"><text:span text:style-name="T1">Angular Momentum</text:span></text:p>
          </draw:text-box>
        </draw:frame>
        <draw:g draw:style-name="gr17">
          <draw:custom-shape draw:style-name="gr4" draw:text-style-name="P3" draw:layer="layout" svg:width="0.244cm" svg:height="0.244cm" svg:x="66.631cm" svg:y="5.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244cm" svg:height="0.244cm" svg:x="66.871cm" svg:y="5.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244cm" svg:height="0.244cm" svg:x="66.751cm" svg:y="5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244cm" svg:height="0.244cm" svg:x="66.991cm" svg:y="5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5" draw:text-style-name="P2" draw:layer="layout" svg:width="2.102cm" svg:height="2.102cm" svg:x="65.896cm" svg:y="4.262cm" draw:kind="arc" draw:start-angle="319.85" draw:end-angle="36.61">
            <text:p/>
          </draw:circle>
          <draw:circle draw:style-name="gr5" draw:text-style-name="P2" draw:layer="layout" svg:width="2.101cm" svg:height="2.101cm" svg:x="66.677cm" svg:y="4.263cm" draw:kind="arc" draw:start-angle="319.85" draw:end-angle="36.61">
            <text:p/>
          </draw:circle>
          <draw:circle draw:style-name="gr5" draw:text-style-name="P2" draw:layer="layout" svg:width="2.101cm" svg:height="2.102cm" svg:x="67.397cm" svg:y="4.263cm" draw:kind="arc" draw:start-angle="319.85" draw:end-angle="36.61">
            <text:p/>
          </draw:circle>
          <draw:circle draw:style-name="gr5" draw:text-style-name="P2" draw:layer="layout" svg:width="2.101cm" svg:height="2.101cm" svg:x="68.117cm" svg:y="4.264cm" draw:kind="arc" draw:start-angle="319.85" draw:end-angle="36.61">
            <text:p/>
          </draw:circle>
          <draw:custom-shape draw:style-name="gr6" draw:text-style-name="P4" draw:layer="layout" svg:width="0.244cm" svg:height="0.244cm" draw:transform="rotate (1.5707963267949) translate (68.672cm 5.40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68.786cm" svg:y1="5.052cm" svg:x2="68.786cm" svg:y2="4.759cm">
            <text:p/>
          </draw:line>
        </draw:g>
        <draw:custom-shape draw:style-name="gr4" draw:text-style-name="P3" draw:layer="layout" svg:width="0.244cm" svg:height="0.244cm" svg:x="86.617cm" svg:y="5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44cm" svg:height="0.244cm" svg:x="86.857cm" svg:y="5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44cm" svg:height="0.244cm" svg:x="86.737cm" svg:y="5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44cm" svg:height="0.244cm" svg:x="86.977cm" svg:y="5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5" draw:text-style-name="P2" draw:layer="layout" svg:width="2.102cm" svg:height="2.102cm" svg:x="85.882cm" svg:y="4.98cm" draw:kind="arc" draw:start-angle="319.85" draw:end-angle="36.61">
          <text:p/>
        </draw:circle>
        <draw:circle draw:style-name="gr5" draw:text-style-name="P2" draw:layer="layout" svg:width="2.101cm" svg:height="2.101cm" svg:x="86.663cm" svg:y="4.981cm" draw:kind="arc" draw:start-angle="319.85" draw:end-angle="36.61">
          <text:p/>
        </draw:circle>
        <draw:circle draw:style-name="gr5" draw:text-style-name="P2" draw:layer="layout" svg:width="2.101cm" svg:height="2.102cm" svg:x="87.383cm" svg:y="4.981cm" draw:kind="arc" draw:start-angle="319.85" draw:end-angle="36.61">
          <text:p/>
        </draw:circle>
        <draw:circle draw:style-name="gr5" draw:text-style-name="P2" draw:layer="layout" svg:width="2.101cm" svg:height="2.101cm" svg:x="88.103cm" svg:y="4.982cm" draw:kind="arc" draw:start-angle="319.85" draw:end-angle="36.61">
          <text:p/>
        </draw:circle>
        <draw:custom-shape draw:style-name="gr6" draw:text-style-name="P4" draw:layer="layout" svg:width="0.244cm" svg:height="0.244cm" svg:x="88.658cm" svg:y="5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44cm" svg:height="0.244cm" svg:x="89.378cm" svg:y="5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89.607cm" svg:y1="4.919cm" svg:x2="89.18cm" svg:y2="5.909cm">
          <text:p/>
        </draw:line>
        <draw:line draw:style-name="gr9" draw:text-style-name="P1" draw:layer="layout" svg:x1="89.242cm" svg:y1="5.286cm" svg:x2="89.645cm" svg:y2="5.273cm">
          <text:p/>
        </draw:line>
        <draw:line draw:style-name="gr10" draw:text-style-name="P1" draw:layer="layout" svg:x1="89.009cm" svg:y1="6.092cm" svg:x2="89.302cm" svg:y2="6.092cm">
          <text:p/>
        </draw:line>
        <draw:frame draw:style-name="gr15" draw:text-style-name="P14" draw:layer="layout" svg:width="5.044cm" svg:height="0.725cm" svg:x="86.12cm" svg:y="2.267cm">
          <draw:text-box>
            <text:p text:style-name="P2"><text:span text:style-name="T1">Hydrogen Atom</text:span></text:p>
          </draw:text-box>
        </draw:frame>
        <draw:line draw:style-name="gr9" draw:text-style-name="P1" draw:layer="layout" svg:x1="92.446cm" svg:y1="1.633cm" svg:x2="92.446cm" svg:y2="13.079cm">
          <text:p/>
        </draw:line>
        <draw:g draw:style-name="gr17">
          <draw:custom-shape draw:style-name="gr4" draw:text-style-name="P3" draw:layer="layout" svg:width="0.244cm" svg:height="0.244cm" svg:x="67.992cm" svg:y="8.7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244cm" svg:height="0.244cm" svg:x="68.232cm" svg:y="8.7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244cm" svg:height="0.244cm" svg:x="68.112cm" svg:y="9.0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244cm" svg:height="0.244cm" svg:x="68.352cm" svg:y="9.0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4.41cm" svg:height="2.479cm" svg:x="66.101cm" svg:y="7.7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244cm" svg:height="0.244cm" draw:transform="rotate (-0.104719755119661) translate (68.346cm 10.0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68.685cm" svg:y1="10.242cm" svg:x2="68.976cm" svg:y2="10.273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20 20" svg:d="M0 20l10-20 10 20z"/>
    <draw:marker draw:name="Arrowheads_20_5" draw:display-name="Arrowheads 5" svg:viewBox="0 0 1131 1580" svg:d="M1013 1491l118 89-567-1580-564 1580 114-85 136-68 148-46 161-17 161 13 153 46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6.6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16:56:39.169554666</meta:creation-date>
    <dc:date>2024-08-16T23:27:12.464428840</dc:date>
    <meta:editing-duration>PT2H17M41S</meta:editing-duration>
    <meta:editing-cycles>4</meta:editing-cycles>
    <meta:generator>LibreOffice/7.5.9.2$Linux_X86_64 LibreOffice_project/50$Build-2</meta:generator>
    <meta:document-statistic meta:object-count="33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0.16cm" svg:height="5.69cm" xlink:href="." xlink:type="simple" chart:class="chart:area" chart:style-name="ch1">
        <chart:plot-area chart:style-name="ch2" chart:data-source-has-labels="both" svg:x="0.203cm" svg:y="0.113cm" svg:width="9.754cm" svg:height="5.464cm">
          <chart:coordinate-region svg:x="1.301cm" svg:y="0.312cm" svg:width="8.516cm" svg:height="4.473cm"/>
          <chart:axis chart:dimension="x" chart:name="primary-x" chart:style-name="ch3" chartooo:axis-type="text">
            <chart:categories table:cell-range-address="local-table.$A$2:.$A$6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62" chart:label-cell-address="local-table.$B$1" chart:class="chart:area">
            <chart:data-point chart:repeated="6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443184841193801">
                <text:p>0.0004431848411938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595253241977585">
                <text:p>0.000595253241977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791545158297997">
                <text:p>0.000791545158297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04209348144226">
                <text:p>0.00104209348144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35829692336856">
                <text:p>0.00135829692336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75283004935685">
                <text:p>0.001752830049356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23945302948429">
                <text:p>0.00223945302948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83270377416012">
                <text:p>0.00283270377416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54745928462314">
                <text:p>0.00354745928462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39835959804272">
                <text:p>0.004398359598042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39909665131881">
                <text:p>0.005399096651318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56158147746766">
                <text:p>0.006561581477467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789501583008942">
                <text:p>0.007895015830089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94049077376887">
                <text:p>0.00940490773768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10920834679456">
                <text:p>0.0110920834679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29517595665892">
                <text:p>0.01295175956658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49727465635745">
                <text:p>0.01497274656357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1368592047807">
                <text:p>0.01713685920478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94186054983213">
                <text:p>0.01941860549832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17852177032551">
                <text:p>0.02178521770325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41970724519143">
                <text:p>0.0241970724519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66085249898755">
                <text:p>0.02660852498987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89691552761483">
                <text:p>0.02896915527614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12253933366761">
                <text:p>0.03122539333667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332246028918">
                <text:p>0.033322460289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520653267643">
                <text:p>0.035206532676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68270140303323">
                <text:p>0.03682701403033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81387815460524">
                <text:p>0.0381387815460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91042693975456">
                <text:p>0.0391042693975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96952547477012">
                <text:p>0.0396952547477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98942280401433">
                <text:p>0.0398942280401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96952547477012">
                <text:p>0.03969525474770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91042693975456">
                <text:p>0.03910426939754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81387815460524">
                <text:p>0.03813878154605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68270140303323">
                <text:p>0.03682701403033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520653267643">
                <text:p>0.035206532676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332246028918">
                <text:p>0.033322460289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12253933366761">
                <text:p>0.03122539333667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89691552761483">
                <text:p>0.02896915527614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66085249898755">
                <text:p>0.02660852498987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41970724519143">
                <text:p>0.02419707245191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7852177032551">
                <text:p>0.02178521770325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94186054983213">
                <text:p>0.01941860549832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71368592047807">
                <text:p>0.0171368592047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49727465635745">
                <text:p>0.01497274656357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29517595665892">
                <text:p>0.01295175956658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10920834679456">
                <text:p>0.01109208346794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94049077376887">
                <text:p>0.00940490773768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789501583008942">
                <text:p>0.007895015830089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656158147746766">
                <text:p>0.006561581477467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539909665131881">
                <text:p>0.005399096651318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439835959804272">
                <text:p>0.004398359598042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354745928462314">
                <text:p>0.003547459284623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83270377416012">
                <text:p>0.002832703774160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23945302948429">
                <text:p>0.002239453029484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75283004935685">
                <text:p>0.001752830049356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35829692336856">
                <text:p>0.001358296923368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04209348144226">
                <text:p>0.001042093481442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791545158297997">
                <text:p>0.0007915451582979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595253241977585">
                <text:p>0.0005952532419775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443184841193801">
                <text:p>0.0004431848411938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